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140000012C76D41E36.png"/>
  <manifest:file-entry manifest:media-type="image/png" manifest:full-path="Pictures/100002010000012C000000B7616863A2.png"/>
  <manifest:file-entry manifest:media-type="" manifest:full-path="Pictures/TablePreview1.svm"/>
  <manifest:file-entry manifest:media-type="" manifest:full-path="Pictures/TablePreview4.svm"/>
  <manifest:file-entry manifest:media-type="" manifest:full-path="Pictures/TablePreview7.svm"/>
  <manifest:file-entry manifest:media-type="image/png" manifest:full-path="Pictures/10000201000001190000012CD610D67C.png"/>
  <manifest:file-entry manifest:media-type="image/png" manifest:full-path="Pictures/100002010000012B0000012C25093A87.png"/>
  <manifest:file-entry manifest:media-type="image/png" manifest:full-path="Pictures/100000000000005E0000005EB30A7831.png"/>
  <manifest:file-entry manifest:media-type="" manifest:full-path="Pictures/TablePreview10.svm"/>
  <manifest:file-entry manifest:media-type="image/png" manifest:full-path="Pictures/10000000000000200000002000309F1C.png"/>
  <manifest:file-entry manifest:media-type="" manifest:full-path="Pictures/TablePreview3.svm"/>
  <manifest:file-entry manifest:media-type="" manifest:full-path="Pictures/TablePreview6.svm"/>
  <manifest:file-entry manifest:media-type="" manifest:full-path="Pictures/TablePreview9.svm"/>
  <manifest:file-entry manifest:media-type="image/jpeg" manifest:full-path="Pictures/10000000000000A0000000A265565B48.jpg"/>
  <manifest:file-entry manifest:media-type="image/png" manifest:full-path="Pictures/100002010000012C00000096CF400556.png"/>
  <manifest:file-entry manifest:media-type="image/png" manifest:full-path="Pictures/100002010000012C000000AF1B6F633F.png"/>
  <manifest:file-entry manifest:media-type="image/jpeg" manifest:full-path="Pictures/100000000000021F0000021FC645662D.jpg"/>
  <manifest:file-entry manifest:media-type="" manifest:full-path="Pictures/TablePreview2.svm"/>
  <manifest:file-entry manifest:media-type="" manifest:full-path="Pictures/TablePreview5.svm"/>
  <manifest:file-entry manifest:media-type="" manifest:full-path="Pictures/TablePreview8.svm"/>
  <manifest:file-entry manifest:media-type="image/png" manifest:full-path="Pictures/100002010000012A0000012C2B2303E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2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standard">
      <style:graphic-properties svg:stroke-width="0.05cm" draw:marker-start-width="0.275cm" draw:marker-end-width="0.275cm" draw:fill="gradient" draw:fill-gradient-name="Radial_20_red_2f_yellow" draw:fill-image-name="Metal" draw:textarea-vertical-align="middle" draw:auto-grow-height="false" fo:min-height="0.749cm" fo:min-width="0.499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1.25cm"/>
    </style:style>
    <style:style style:name="gr7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>
      <style:graphic-properties svg:stroke-width="0.1cm" draw:marker-start-width="0.35cm" draw:marker-end-width="0.35cm" draw:fill="solid" draw:fill-color="#eb613d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0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1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2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3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4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5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6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7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8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9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0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1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2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3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4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5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6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7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8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9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0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1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2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3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4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5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6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7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8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9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0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1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2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3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4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5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6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57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5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50%" draw:red="0%" draw:green="0%" draw:blue="0%" fo:clip="rect(0cm, 0cm, 0cm, 0cm)" draw:image-opacity="100%" style:mirror="none"/>
    </style:style>
    <style:style style:name="co1" style:family="table-column">
      <style:table-column-properties style:column-width="3.102cm" style:use-optimal-column-width="false"/>
    </style:style>
    <style:style style:name="co2" style:family="table-column">
      <style:table-column-properties style:column-width="3.1cm" style:use-optimal-column-width="false"/>
    </style:style>
    <style:style style:name="co3" style:family="table-column">
      <style:table-column-properties style:column-width="4.722cm" style:use-optimal-column-width="false"/>
    </style:style>
    <style:style style:name="co4" style:family="table-column">
      <style:table-column-properties style:column-width="4.72cm" style:use-optimal-column-width="false"/>
    </style:style>
    <style:style style:name="co5" style:family="table-column">
      <style:table-column-properties style:column-width="5.509cm" style:use-optimal-column-width="false"/>
    </style:style>
    <style:style style:name="co6" style:family="table-column">
      <style:table-column-properties style:column-width="5.508cm" style:use-optimal-column-width="false"/>
    </style:style>
    <style:style style:name="ro1" style:family="table-row">
      <style:table-row-properties style:row-height="4.263cm"/>
    </style:style>
    <style:style style:name="ro2" style:family="table-row">
      <style:table-row-properties style:row-height="4.267cm"/>
    </style:style>
    <style:style style:name="ro3" style:family="table-row">
      <style:table-row-properties style:row-height="4.538cm"/>
    </style:style>
    <style:style style:name="ce1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="0.05cm solid #000000"/>
      <style:text-properties fo:font-size="48pt" style:font-size-asian="48pt" style:font-size-complex="48pt"/>
    </style:style>
    <style:style style:name="ce2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="0.05cm solid #000000"/>
      <style:text-properties fo:font-family="'Liberation Sans'" style:font-family-generic="swiss" style:font-pitch="variable" fo:font-size="48pt" style:font-size-asian="48pt" style:font-size-complex="48pt"/>
    </style:style>
    <style:style style:name="ce3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="0.08cm solid #000000"/>
      <style:text-properties fo:font-size="48pt" style:font-size-asian="48pt" style:font-size-complex="48pt"/>
    </style:style>
    <style:style style:name="ce4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-left="0.08cm solid #000000" fo:border-right="none" fo:border-top="0.08cm solid #000000" fo:border-bottom="0.08cm solid #000000"/>
      <style:text-properties fo:font-size="48pt" style:font-size-asian="48pt" style:font-size-complex="48pt"/>
    </style:style>
    <style:style style:name="ce5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-left="0.08cm solid #000000" fo:border-right="0.08cm solid #000000" fo:border-top="none" fo:border-bottom="0.08cm solid #000000"/>
      <style:text-properties fo:font-size="48pt" style:font-size-asian="48pt" style:font-size-complex="48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style:font-size-asian="36pt" style:font-size-complex="36pt"/>
    </style:style>
    <style:style style:name="P3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style:paragraph-properties fo:text-align="center"/>
      <style:text-properties fo:font-size="48pt" style:font-size-asian="48pt" style:font-size-complex="48pt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family="'Liberation Sans'" style:font-family-generic="swiss" style:font-pitch="variable" fo:font-size="48pt" style:font-size-asian="48pt" style:font-size-complex="48pt"/>
    </style:style>
    <style:style style:name="T5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6" style:family="text">
      <style:text-properties fo:font-size="36pt" fo:font-weight="bold" style:font-size-asian="36pt" style:font-weight-asian="bold" style:font-size-complex="36pt" style:font-weight-complex="bold"/>
    </style:style>
    <style:style style:name="T7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0.5cm" svg:height="15.5cm" svg:x="9.6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5cm" svg:height="4cm" svg:x="1.5cm" svg:y="2.5cm">
          <text:p text:style-name="P1"><text:span text:style-name="T1">5  ...  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7cm">
          <text:p text:style-name="P1"><text:span text:style-name="T1">2  ...  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1.5cm">
          <text:p text:style-name="P1"><text:span text:style-name="T1"><text:s/></text:span><text:span text:style-name="T1">8 <text:s/>... <text:s/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6cm">
          <text:p text:style-name="P1"><text:span text:style-name="T1">4  ...  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1.63cm" svg:height="1.641cm" svg:x="1.1cm" svg:y="6.5cm">
          <draw:image xlink:href="Pictures/100002010000012A0000012C2B2303EC.png" xlink:type="simple" xlink:show="embed" xlink:actuate="onLoad">
            <text:p/>
          </draw:image>
        </draw:frame>
        <draw:frame draw:style-name="gr3" draw:text-style-name="P1" draw:layer="layout" svg:width="1.442cm" svg:height="1.54cm" svg:x="1.1cm" svg:y="10.96cm">
          <draw:image xlink:href="Pictures/10000201000001190000012CD610D67C.png" xlink:type="simple" xlink:show="embed" xlink:actuate="onLoad">
            <text:p/>
          </draw:image>
        </draw:frame>
        <draw:frame draw:style-name="gr4" draw:text-style-name="P1" draw:layer="layout" svg:width="2cm" svg:height="1.221cm" svg:x="1.1cm" svg:y="15.779cm">
          <draw:image xlink:href="Pictures/100002010000012C000000B7616863A2.png" xlink:type="simple" xlink:show="embed" xlink:actuate="onLoad">
            <text:p/>
          </draw:image>
        </draw:frame>
        <draw:custom-shape draw:style-name="gr2" draw:text-style-name="P1" draw:layer="layout" svg:width="7.5cm" svg:height="4cm" svg:x="20.7cm" svg:y="2.5cm">
          <text:p text:style-name="P1"><text:span text:style-name="T1">3  ...  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7cm">
          <text:p text:style-name="P1"><text:span text:style-name="T1">6  ...  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1.5cm">
          <text:p text:style-name="P1"><text:span text:style-name="T1">5  ...  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6cm">
          <text:p text:style-name="P1"><text:span text:style-name="T1">0  ... 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.5cm" svg:height="1.5cm" svg:x="27.114cm" svg:y="1.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3" draw:text-style-name="P1" draw:layer="layout" svg:width="1.489cm" svg:height="1.617cm" svg:x="27.025cm" svg:y="6.6cm">
          <draw:image xlink:href="Pictures/10000201000001140000012C76D41E36.png" xlink:type="simple" xlink:show="embed" xlink:actuate="onLoad">
            <text:p/>
          </draw:image>
        </draw:frame>
        <draw:frame draw:style-name="gr4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9.303cm" svg:height="12.792cm" svg:x="10.218cm" svg:y="5.5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2">1</text:span></text:p>
              </table:table-cell>
              <table:table-cell>
                <text:p text:style-name="P1"><text:span text:style-name="T2">2</text:span></text:p>
              </table:table-cell>
              <table:table-cell>
                <text:p text:style-name="P1"><text:span text:style-name="T2">3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">4</text:span></text:p>
              </table:table-cell>
              <table:table-cell>
                <text:p text:style-name="P1"><text:span text:style-name="T2">5</text:span></text:p>
              </table:table-cell>
              <table:table-cell>
                <text:p text:style-name="P1"><text:span text:style-name="T2">6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2">7</text:span></text:p>
              </table:table-cell>
              <table:table-cell>
                <text:p text:style-name="P1"><text:span text:style-name="T2">8</text:span></text:p>
              </table:table-cell>
              <table:table-cell>
                <text:p text:style-name="P1"><text:span text:style-name="T2">9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2" draw:text-style-name="P3" draw:layer="layout" svg:width="8cm" svg:height="2cm" svg:x="10.8cm" svg:y="1cm">
          <text:p text:style-name="P1"><text:span text:style-name="T3">KAZOMAT C.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2cm" svg:height="1cm" svg:x="26.7cm" svg:y="11.2cm">
          <draw:image xlink:href="Pictures/100002010000012C00000096CF400556.png" xlink:type="simple" xlink:show="embed" xlink:actuate="onLoad">
            <text:p/>
          </draw:image>
        </draw:frame>
        <draw:frame draw:style-name="gr3" draw:text-style-name="P1" draw:layer="layout" svg:width="1.5cm" svg:height="1.505cm" svg:x="1cm" svg:y="1.995cm">
          <draw:image xlink:href="Pictures/100002010000012B0000012C25093A87.png" xlink:type="simple" xlink:show="embed" xlink:actuate="onLoad">
            <text:p/>
          </draw:image>
        </draw:frame>
        <draw:frame draw:style-name="gr6" draw:layer="layout" svg:width="2cm" svg:height="1.5cm" svg:x="30cm" svg:y="0.5cm">
          <draw:text-box>
            <text:p>S2</text:p>
          </draw:text-box>
        </draw:frame>
        <draw:g>
          <draw:line draw:style-name="gr7" draw:text-style-name="P1" draw:layer="layout" svg:x1="4cm" svg:y1="2.5cm" svg:x2="4cm" svg:y2="6.5cm">
            <text:p/>
          </draw:line>
          <draw:line draw:style-name="gr7" draw:text-style-name="P1" draw:layer="layout" svg:x1="6.5cm" svg:y1="2.5cm" svg:x2="6.5cm" svg:y2="6.5cm">
            <text:p/>
          </draw:line>
        </draw:g>
        <draw:g>
          <draw:line draw:style-name="gr7" draw:text-style-name="P1" draw:layer="layout" svg:x1="4cm" svg:y1="7.1cm" svg:x2="4cm" svg:y2="11.1cm">
            <text:p/>
          </draw:line>
          <draw:line draw:style-name="gr7" draw:text-style-name="P1" draw:layer="layout" svg:x1="6.5cm" svg:y1="7.1cm" svg:x2="6.5cm" svg:y2="11.1cm">
            <text:p/>
          </draw:line>
        </draw:g>
        <draw:g>
          <draw:line draw:style-name="gr7" draw:text-style-name="P1" draw:layer="layout" svg:x1="4cm" svg:y1="11.5cm" svg:x2="4cm" svg:y2="15.5cm">
            <text:p/>
          </draw:line>
          <draw:line draw:style-name="gr7" draw:text-style-name="P1" draw:layer="layout" svg:x1="6.5cm" svg:y1="11.5cm" svg:x2="6.5cm" svg:y2="15.5cm">
            <text:p/>
          </draw:line>
        </draw:g>
        <draw:g>
          <draw:line draw:style-name="gr7" draw:text-style-name="P1" draw:layer="layout" svg:x1="4cm" svg:y1="16cm" svg:x2="4cm" svg:y2="20cm">
            <text:p/>
          </draw:line>
          <draw:line draw:style-name="gr7" draw:text-style-name="P1" draw:layer="layout" svg:x1="6.5cm" svg:y1="16cm" svg:x2="6.5cm" svg:y2="20cm">
            <text:p/>
          </draw:line>
        </draw:g>
        <draw:g>
          <draw:line draw:style-name="gr7" draw:text-style-name="P1" draw:layer="layout" svg:x1="23.1cm" svg:y1="2.5cm" svg:x2="23.1cm" svg:y2="6.5cm">
            <text:p/>
          </draw:line>
          <draw:line draw:style-name="gr7" draw:text-style-name="P1" draw:layer="layout" svg:x1="25.6cm" svg:y1="2.5cm" svg:x2="25.6cm" svg:y2="6.5cm">
            <text:p/>
          </draw:line>
        </draw:g>
        <draw:g>
          <draw:line draw:style-name="gr7" draw:text-style-name="P1" draw:layer="layout" svg:x1="23.1cm" svg:y1="7.1cm" svg:x2="23.1cm" svg:y2="11.1cm">
            <text:p/>
          </draw:line>
          <draw:line draw:style-name="gr7" draw:text-style-name="P1" draw:layer="layout" svg:x1="25.6cm" svg:y1="7.1cm" svg:x2="25.6cm" svg:y2="11.1cm">
            <text:p/>
          </draw:line>
        </draw:g>
        <draw:g>
          <draw:line draw:style-name="gr7" draw:text-style-name="P1" draw:layer="layout" svg:x1="23.1cm" svg:y1="11.5cm" svg:x2="23.1cm" svg:y2="15.5cm">
            <text:p/>
          </draw:line>
          <draw:line draw:style-name="gr7" draw:text-style-name="P1" draw:layer="layout" svg:x1="25.6cm" svg:y1="11.5cm" svg:x2="25.6cm" svg:y2="15.5cm">
            <text:p/>
          </draw:line>
        </draw:g>
        <draw:g>
          <draw:line draw:style-name="gr7" draw:text-style-name="P1" draw:layer="layout" svg:x1="23.1cm" svg:y1="16cm" svg:x2="23.1cm" svg:y2="20cm">
            <text:p/>
          </draw:line>
          <draw:line draw:style-name="gr7" draw:text-style-name="P1" draw:layer="layout" svg:x1="25.6cm" svg:y1="16cm" svg:x2="25.6cm" svg:y2="20cm">
            <text:p/>
          </draw:line>
        </draw:g>
      </draw:page>
      <draw:page draw:name="page2" draw:style-name="dp1" draw:master-page-name="Standard">
        <draw:custom-shape draw:style-name="gr1" draw:text-style-name="P1" draw:layer="layout" svg:width="10.5cm" svg:height="15.5cm" svg:x="9.6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5cm" svg:height="4cm" svg:x="1.5cm" svg:y="2.5cm">
          <text:p text:style-name="P1"><text:span text:style-name="T1">5  <text:s/>6   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7cm">
          <text:p text:style-name="P1"><text:span text:style-name="T1">0  <text:s/>1   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1.5cm">
          <text:p text:style-name="P1"><text:span text:style-name="T1"><text:s/></text:span><text:span text:style-name="T1">3  <text:s/>4   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6cm">
          <text:p text:style-name="P1"><text:span text:style-name="T1">7  <text:s/>8   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1.63cm" svg:height="1.641cm" svg:x="1.1cm" svg:y="6.5cm">
          <draw:image xlink:href="Pictures/100002010000012A0000012C2B2303EC.png" xlink:type="simple" xlink:show="embed" xlink:actuate="onLoad">
            <text:p/>
          </draw:image>
        </draw:frame>
        <draw:frame draw:style-name="gr3" draw:text-style-name="P1" draw:layer="layout" svg:width="1.442cm" svg:height="1.54cm" svg:x="1.1cm" svg:y="10.96cm">
          <draw:image xlink:href="Pictures/10000201000001190000012CD610D67C.png" xlink:type="simple" xlink:show="embed" xlink:actuate="onLoad">
            <text:p/>
          </draw:image>
        </draw:frame>
        <draw:frame draw:style-name="gr4" draw:text-style-name="P1" draw:layer="layout" svg:width="2cm" svg:height="1.221cm" svg:x="1.1cm" svg:y="15.779cm">
          <draw:image xlink:href="Pictures/100002010000012C000000B7616863A2.png" xlink:type="simple" xlink:show="embed" xlink:actuate="onLoad">
            <text:p/>
          </draw:image>
        </draw:frame>
        <draw:custom-shape draw:style-name="gr2" draw:text-style-name="P1" draw:layer="layout" svg:width="7.5cm" svg:height="4cm" svg:x="20.7cm" svg:y="2.5cm">
          <text:p text:style-name="P1"><text:span text:style-name="T1">2  <text:s/>3   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7cm">
          <text:p text:style-name="P1"><text:span text:style-name="T1">6  <text:s/>7   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1.5cm">
          <text:p text:style-name="P1"><text:span text:style-name="T1">4  <text:s/>5   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6cm">
          <text:p text:style-name="P1"><text:span text:style-name="T1">8  <text:s/>9   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.5cm" svg:height="1.5cm" svg:x="27.114cm" svg:y="1.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3" draw:text-style-name="P1" draw:layer="layout" svg:width="1.489cm" svg:height="1.617cm" svg:x="27.025cm" svg:y="6.6cm">
          <draw:image xlink:href="Pictures/10000201000001140000012C76D41E36.png" xlink:type="simple" xlink:show="embed" xlink:actuate="onLoad">
            <text:p/>
          </draw:image>
        </draw:frame>
        <draw:frame draw:style-name="gr4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9.303cm" svg:height="12.792cm" svg:x="10.218cm" svg:y="5.5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2">2</text:span></text:p>
              </table:table-cell>
              <table:table-cell>
                <text:p text:style-name="P1"><text:span text:style-name="T2">3</text:span></text:p>
              </table:table-cell>
              <table:table-cell>
                <text:p text:style-name="P1"><text:span text:style-name="T2">4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">5</text:span></text:p>
              </table:table-cell>
              <table:table-cell>
                <text:p text:style-name="P1"><text:span text:style-name="T2">6</text:span></text:p>
              </table:table-cell>
              <table:table-cell>
                <text:p text:style-name="P1"><text:span text:style-name="T2">7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2">8</text:span></text:p>
              </table:table-cell>
              <table:table-cell>
                <text:p text:style-name="P1"><text:span text:style-name="T2">9</text:span></text:p>
              </table:table-cell>
              <table:table-cell>
                <text:p text:style-name="P1"><text:span text:style-name="T2">10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2" draw:text-style-name="P3" draw:layer="layout" svg:width="8cm" svg:height="2cm" svg:x="10.8cm" svg:y="1cm">
          <text:p text:style-name="P1"><text:span text:style-name="T3">KAZOMAT C.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2cm" svg:height="1cm" svg:x="26.7cm" svg:y="11.2cm">
          <draw:image xlink:href="Pictures/100002010000012C00000096CF400556.png" xlink:type="simple" xlink:show="embed" xlink:actuate="onLoad">
            <text:p/>
          </draw:image>
        </draw:frame>
        <draw:frame draw:style-name="gr3" draw:text-style-name="P1" draw:layer="layout" svg:width="1.5cm" svg:height="1.505cm" svg:x="1cm" svg:y="1.995cm">
          <draw:image xlink:href="Pictures/100002010000012B0000012C25093A87.png" xlink:type="simple" xlink:show="embed" xlink:actuate="onLoad">
            <text:p/>
          </draw:image>
        </draw:frame>
        <draw:frame draw:style-name="gr6" draw:layer="layout" svg:width="2cm" svg:height="1.5cm" svg:x="30cm" svg:y="0.5cm">
          <draw:text-box>
            <text:p>S3</text:p>
          </draw:text-box>
        </draw:frame>
        <draw:g>
          <draw:line draw:style-name="gr7" draw:text-style-name="P1" draw:layer="layout" svg:x1="4cm" svg:y1="2.5cm" svg:x2="4cm" svg:y2="6.5cm">
            <text:p/>
          </draw:line>
          <draw:line draw:style-name="gr7" draw:text-style-name="P1" draw:layer="layout" svg:x1="6.5cm" svg:y1="2.5cm" svg:x2="6.5cm" svg:y2="6.5cm">
            <text:p/>
          </draw:line>
        </draw:g>
        <draw:g>
          <draw:line draw:style-name="gr7" draw:text-style-name="P1" draw:layer="layout" svg:x1="4cm" svg:y1="7.1cm" svg:x2="4cm" svg:y2="11.1cm">
            <text:p/>
          </draw:line>
          <draw:line draw:style-name="gr7" draw:text-style-name="P1" draw:layer="layout" svg:x1="6.5cm" svg:y1="7.1cm" svg:x2="6.5cm" svg:y2="11.1cm">
            <text:p/>
          </draw:line>
        </draw:g>
        <draw:g>
          <draw:line draw:style-name="gr7" draw:text-style-name="P1" draw:layer="layout" svg:x1="4cm" svg:y1="11.5cm" svg:x2="4cm" svg:y2="15.5cm">
            <text:p/>
          </draw:line>
          <draw:line draw:style-name="gr7" draw:text-style-name="P1" draw:layer="layout" svg:x1="6.5cm" svg:y1="11.5cm" svg:x2="6.5cm" svg:y2="15.5cm">
            <text:p/>
          </draw:line>
        </draw:g>
        <draw:g>
          <draw:line draw:style-name="gr7" draw:text-style-name="P1" draw:layer="layout" svg:x1="4cm" svg:y1="16cm" svg:x2="4cm" svg:y2="20cm">
            <text:p/>
          </draw:line>
          <draw:line draw:style-name="gr7" draw:text-style-name="P1" draw:layer="layout" svg:x1="6.5cm" svg:y1="16cm" svg:x2="6.5cm" svg:y2="20cm">
            <text:p/>
          </draw:line>
        </draw:g>
        <draw:g>
          <draw:line draw:style-name="gr7" draw:text-style-name="P1" draw:layer="layout" svg:x1="23.1cm" svg:y1="2.5cm" svg:x2="23.1cm" svg:y2="6.5cm">
            <text:p/>
          </draw:line>
          <draw:line draw:style-name="gr7" draw:text-style-name="P1" draw:layer="layout" svg:x1="25.6cm" svg:y1="2.5cm" svg:x2="25.6cm" svg:y2="6.5cm">
            <text:p/>
          </draw:line>
        </draw:g>
        <draw:g>
          <draw:line draw:style-name="gr7" draw:text-style-name="P1" draw:layer="layout" svg:x1="23.1cm" svg:y1="7.1cm" svg:x2="23.1cm" svg:y2="11.1cm">
            <text:p/>
          </draw:line>
          <draw:line draw:style-name="gr7" draw:text-style-name="P1" draw:layer="layout" svg:x1="25.6cm" svg:y1="7.1cm" svg:x2="25.6cm" svg:y2="11.1cm">
            <text:p/>
          </draw:line>
        </draw:g>
        <draw:g>
          <draw:line draw:style-name="gr7" draw:text-style-name="P1" draw:layer="layout" svg:x1="23.1cm" svg:y1="11.5cm" svg:x2="23.1cm" svg:y2="15.5cm">
            <text:p/>
          </draw:line>
          <draw:line draw:style-name="gr7" draw:text-style-name="P1" draw:layer="layout" svg:x1="25.6cm" svg:y1="11.5cm" svg:x2="25.6cm" svg:y2="15.5cm">
            <text:p/>
          </draw:line>
        </draw:g>
        <draw:g>
          <draw:line draw:style-name="gr7" draw:text-style-name="P1" draw:layer="layout" svg:x1="23.1cm" svg:y1="16cm" svg:x2="23.1cm" svg:y2="20cm">
            <text:p/>
          </draw:line>
          <draw:line draw:style-name="gr7" draw:text-style-name="P1" draw:layer="layout" svg:x1="25.6cm" svg:y1="16cm" svg:x2="25.6cm" svg:y2="20cm">
            <text:p/>
          </draw:line>
        </draw:g>
      </draw:page>
      <draw:page draw:name="page3" draw:style-name="dp1" draw:master-page-name="Standard">
        <draw:custom-shape draw:style-name="gr1" draw:text-style-name="P1" draw:layer="layout" svg:width="10.5cm" svg:height="15.5cm" svg:x="9.6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5cm" svg:height="4cm" svg:x="1.5cm" svg:y="2.5cm">
          <text:p text:style-name="P1"><text:span text:style-name="T1">2  ...  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7cm">
          <text:p text:style-name="P1"><text:span text:style-name="T1">6  ...  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1.5cm">
          <text:p text:style-name="P1"><text:span text:style-name="T1"><text:s/></text:span><text:span text:style-name="T1">5 <text:s/>... <text:s/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6cm">
          <text:p text:style-name="P1"><text:span text:style-name="T1">4  ...  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1.63cm" svg:height="1.641cm" svg:x="1.1cm" svg:y="6.5cm">
          <draw:image xlink:href="Pictures/100002010000012A0000012C2B2303EC.png" xlink:type="simple" xlink:show="embed" xlink:actuate="onLoad">
            <text:p/>
          </draw:image>
        </draw:frame>
        <draw:frame draw:style-name="gr3" draw:text-style-name="P1" draw:layer="layout" svg:width="1.442cm" svg:height="1.54cm" svg:x="1.1cm" svg:y="10.96cm">
          <draw:image xlink:href="Pictures/10000201000001190000012CD610D67C.png" xlink:type="simple" xlink:show="embed" xlink:actuate="onLoad">
            <text:p/>
          </draw:image>
        </draw:frame>
        <draw:frame draw:style-name="gr4" draw:text-style-name="P1" draw:layer="layout" svg:width="2cm" svg:height="1.221cm" svg:x="1.1cm" svg:y="15.779cm">
          <draw:image xlink:href="Pictures/100002010000012C000000B7616863A2.png" xlink:type="simple" xlink:show="embed" xlink:actuate="onLoad">
            <text:p/>
          </draw:image>
        </draw:frame>
        <draw:custom-shape draw:style-name="gr2" draw:text-style-name="P1" draw:layer="layout" svg:width="7.5cm" svg:height="4cm" svg:x="20.7cm" svg:y="2.5cm">
          <text:p text:style-name="P1"><text:span text:style-name="T1"><text:s/></text:span><text:span text:style-name="T1">8  ...  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7cm">
          <text:p text:style-name="P1"><text:span text:style-name="T1">7  ...  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1.5cm">
          <text:p text:style-name="P1"><text:span text:style-name="T1">1  ... 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6cm">
          <text:p text:style-name="P1"><text:span text:style-name="T1"><text:s/></text:span><text:span text:style-name="T1">9  ...  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.5cm" svg:height="1.5cm" svg:x="27.114cm" svg:y="1.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3" draw:text-style-name="P1" draw:layer="layout" svg:width="1.489cm" svg:height="1.617cm" svg:x="27.025cm" svg:y="6.6cm">
          <draw:image xlink:href="Pictures/10000201000001140000012C76D41E36.png" xlink:type="simple" xlink:show="embed" xlink:actuate="onLoad">
            <text:p/>
          </draw:image>
        </draw:frame>
        <draw:frame draw:style-name="gr4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9.303cm" svg:height="12.792cm" svg:x="10.218cm" svg:y="5.5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>
                <text:p text:style-name="P1"><text:span text:style-name="T4">2</text:span></text:p>
              </table:table-cell>
              <table:table-cell>
                <text:p text:style-name="P1"><text:span text:style-name="T4">3</text:span></text:p>
              </table:table-cell>
              <table:table-cell>
                <text:p text:style-name="P1"><text:span text:style-name="T4">4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4">5</text:span></text:p>
              </table:table-cell>
              <table:table-cell>
                <text:p text:style-name="P1"><text:span text:style-name="T4">6</text:span></text:p>
              </table:table-cell>
              <table:table-cell>
                <text:p text:style-name="P1"><text:span text:style-name="T4">7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4">8</text:span></text:p>
              </table:table-cell>
              <table:table-cell>
                <text:p text:style-name="P1"><text:span text:style-name="T4">9</text:span></text:p>
              </table:table-cell>
              <table:table-cell>
                <text:p text:style-name="P1"><text:span text:style-name="T4">10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2" draw:text-style-name="P3" draw:layer="layout" svg:width="8cm" svg:height="2cm" svg:x="10.8cm" svg:y="1cm">
          <text:p text:style-name="P1"><text:span text:style-name="T3">KAZOMAT C.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2cm" svg:height="1cm" svg:x="26.7cm" svg:y="11.2cm">
          <draw:image xlink:href="Pictures/100002010000012C00000096CF400556.png" xlink:type="simple" xlink:show="embed" xlink:actuate="onLoad">
            <text:p/>
          </draw:image>
        </draw:frame>
        <draw:frame draw:style-name="gr3" draw:text-style-name="P1" draw:layer="layout" svg:width="1.5cm" svg:height="1.505cm" svg:x="1cm" svg:y="1.995cm">
          <draw:image xlink:href="Pictures/100002010000012B0000012C25093A87.png" xlink:type="simple" xlink:show="embed" xlink:actuate="onLoad">
            <text:p/>
          </draw:image>
        </draw:frame>
        <draw:frame draw:style-name="gr6" draw:layer="layout" svg:width="2cm" svg:height="1.5cm" svg:x="30cm" svg:y="0.5cm">
          <draw:text-box>
            <text:p>S4</text:p>
          </draw:text-box>
        </draw:frame>
        <draw:g>
          <draw:line draw:style-name="gr7" draw:text-style-name="P1" draw:layer="layout" svg:x1="4cm" svg:y1="2.5cm" svg:x2="4cm" svg:y2="6.5cm">
            <text:p/>
          </draw:line>
          <draw:line draw:style-name="gr7" draw:text-style-name="P1" draw:layer="layout" svg:x1="6.5cm" svg:y1="2.5cm" svg:x2="6.5cm" svg:y2="6.5cm">
            <text:p/>
          </draw:line>
        </draw:g>
        <draw:g>
          <draw:line draw:style-name="gr7" draw:text-style-name="P1" draw:layer="layout" svg:x1="4cm" svg:y1="7.1cm" svg:x2="4cm" svg:y2="11.1cm">
            <text:p/>
          </draw:line>
          <draw:line draw:style-name="gr7" draw:text-style-name="P1" draw:layer="layout" svg:x1="6.5cm" svg:y1="7.1cm" svg:x2="6.5cm" svg:y2="11.1cm">
            <text:p/>
          </draw:line>
        </draw:g>
        <draw:g>
          <draw:line draw:style-name="gr7" draw:text-style-name="P1" draw:layer="layout" svg:x1="4cm" svg:y1="11.5cm" svg:x2="4cm" svg:y2="15.5cm">
            <text:p/>
          </draw:line>
          <draw:line draw:style-name="gr7" draw:text-style-name="P1" draw:layer="layout" svg:x1="6.5cm" svg:y1="11.5cm" svg:x2="6.5cm" svg:y2="15.5cm">
            <text:p/>
          </draw:line>
        </draw:g>
        <draw:g>
          <draw:line draw:style-name="gr7" draw:text-style-name="P1" draw:layer="layout" svg:x1="4cm" svg:y1="16cm" svg:x2="4cm" svg:y2="20cm">
            <text:p/>
          </draw:line>
          <draw:line draw:style-name="gr7" draw:text-style-name="P1" draw:layer="layout" svg:x1="6.5cm" svg:y1="16cm" svg:x2="6.5cm" svg:y2="20cm">
            <text:p/>
          </draw:line>
        </draw:g>
        <draw:g>
          <draw:line draw:style-name="gr7" draw:text-style-name="P1" draw:layer="layout" svg:x1="23.1cm" svg:y1="2.5cm" svg:x2="23.1cm" svg:y2="6.5cm">
            <text:p/>
          </draw:line>
          <draw:line draw:style-name="gr7" draw:text-style-name="P1" draw:layer="layout" svg:x1="25.6cm" svg:y1="2.5cm" svg:x2="25.6cm" svg:y2="6.5cm">
            <text:p/>
          </draw:line>
        </draw:g>
        <draw:g>
          <draw:line draw:style-name="gr7" draw:text-style-name="P1" draw:layer="layout" svg:x1="23.1cm" svg:y1="7.1cm" svg:x2="23.1cm" svg:y2="11.1cm">
            <text:p/>
          </draw:line>
          <draw:line draw:style-name="gr7" draw:text-style-name="P1" draw:layer="layout" svg:x1="25.6cm" svg:y1="7.1cm" svg:x2="25.6cm" svg:y2="11.1cm">
            <text:p/>
          </draw:line>
        </draw:g>
        <draw:g>
          <draw:line draw:style-name="gr7" draw:text-style-name="P1" draw:layer="layout" svg:x1="23.1cm" svg:y1="11.5cm" svg:x2="23.1cm" svg:y2="15.5cm">
            <text:p/>
          </draw:line>
          <draw:line draw:style-name="gr7" draw:text-style-name="P1" draw:layer="layout" svg:x1="25.6cm" svg:y1="11.5cm" svg:x2="25.6cm" svg:y2="15.5cm">
            <text:p/>
          </draw:line>
        </draw:g>
        <draw:g>
          <draw:line draw:style-name="gr7" draw:text-style-name="P1" draw:layer="layout" svg:x1="23.1cm" svg:y1="16cm" svg:x2="23.1cm" svg:y2="20cm">
            <text:p/>
          </draw:line>
          <draw:line draw:style-name="gr7" draw:text-style-name="P1" draw:layer="layout" svg:x1="25.6cm" svg:y1="16cm" svg:x2="25.6cm" svg:y2="20cm">
            <text:p/>
          </draw:line>
        </draw:g>
      </draw:page>
      <draw:page draw:name="page4" draw:style-name="dp1" draw:master-page-name="Standard">
        <draw:frame draw:style-name="gr8" draw:layer="layout" svg:width="1.171cm" svg:height="0.962cm" svg:x="30cm" svg:y="0cm">
          <draw:text-box>
            <text:p>s5</text:p>
          </draw:text-box>
        </draw:frame>
        <draw:custom-shape draw:style-name="gr2" draw:text-style-name="P4" draw:layer="layout" svg:width="5.2cm" svg:height="3.314cm" svg:x="23cm" svg:y="2.4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5.2cm" svg:height="3.314cm" svg:x="23cm" svg:y="7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5.2cm" svg:height="3.314cm" svg:x="23cm" svg:y="11.8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5.2cm" svg:height="3.314cm" svg:x="23cm" svg:y="16.4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5cm" svg:height="15cm" svg:x="7.5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5.5cm" svg:height="3.314cm" svg:x="1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5.5cm" svg:height="3.314cm" svg:x="1.5cm" svg:y="7.1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5.5cm" svg:height="3.314cm" svg:x="1.5cm" svg:y="11.8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5.5cm" svg:height="3.314cm" svg:x="1.5cm" svg:y="1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14.163cm" svg:height="13.613cm" svg:x="7.929cm" svg:y="5.16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3">
              <table:table-cell>
                <text:p text:style-name="P4">0+2</text:p>
              </table:table-cell>
              <table:table-cell table:style-name="ce4">
                <text:p text:style-name="P1"><text:span text:style-name="T1"><text:s/></text:span><text:span text:style-name="T1">2+3</text:span></text:p>
              </table:table-cell>
              <table:table-cell>
                <text:p text:style-name="P4">0+3</text:p>
              </table:table-cell>
            </table:table-row>
            <table:table-row table:style-name="ro3">
              <table:table-cell table:style-name="ce3">
                <text:p text:style-name="P4">1+4</text:p>
              </table:table-cell>
              <table:table-cell table:style-name="ce4">
                <text:p text:style-name="P4">3+1</text:p>
              </table:table-cell>
              <table:table-cell table:style-name="ce5">
                <text:p text:style-name="P4">2+4</text:p>
              </table:table-cell>
            </table:table-row>
            <table:table-row table:style-name="ro3">
              <table:table-cell table:style-name="ce3">
                <text:p text:style-name="P4">1+2</text:p>
              </table:table-cell>
              <table:table-cell table:style-name="ce4">
                <text:p text:style-name="P4">1+1</text:p>
              </table:table-cell>
              <table:table-cell table:style-name="ce5">
                <text:p text:style-name="P4">2+2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2" draw:text-style-name="P3" draw:layer="layout" svg:width="8cm" svg:height="2cm" svg:x="10.8cm" svg:y="1cm">
          <text:p text:style-name="P1"><text:span text:style-name="T3">KAZOMAT <text:s/>C.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5" draw:text-style-name="P1" draw:layer="layout" svg:width="1.5cm" svg:height="1.5cm" svg:x="27.114cm" svg:y="1.9cm">
              <text:p/>
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</draw:custom-shape>
            <draw:frame draw:style-name="gr3" draw:text-style-name="P1" draw:layer="layout" svg:width="1.489cm" svg:height="1.617cm" svg:x="27.025cm" svg:y="6.6cm">
              <draw:image xlink:href="Pictures/10000201000001140000012C76D41E36.png" xlink:type="simple" xlink:show="embed" xlink:actuate="onLoad">
                <text:p/>
              </draw:image>
            </draw:frame>
            <draw:frame draw:style-name="gr3" draw:text-style-name="P1" draw:layer="layout" svg:width="2cm" svg:height="1cm" svg:x="26.7cm" svg:y="11.201cm">
              <draw:image xlink:href="Pictures/100002010000012C00000096CF400556.png" xlink:type="simple" xlink:show="embed" xlink:actuate="onLoad">
                <text:p/>
              </draw:image>
            </draw:frame>
          </draw:g>
          <draw:g>
            <draw:frame draw:style-name="gr3" draw:text-style-name="P1" draw:layer="layout" svg:width="1.63cm" svg:height="1.641cm" svg:x="1.1cm" svg:y="6.5cm">
              <draw:image xlink:href="Pictures/100002010000012A0000012C2B2303EC.png" xlink:type="simple" xlink:show="embed" xlink:actuate="onLoad">
                <text:p/>
              </draw:image>
            </draw:frame>
            <draw:frame draw:style-name="gr3" draw:text-style-name="P1" draw:layer="layout" svg:width="1.442cm" svg:height="1.54cm" svg:x="1.1cm" svg:y="10.96cm">
              <draw:image xlink:href="Pictures/10000201000001190000012CD610D67C.png" xlink:type="simple" xlink:show="embed" xlink:actuate="onLoad">
                <text:p/>
              </draw:image>
            </draw:frame>
            <draw:frame draw:style-name="gr4" draw:text-style-name="P1" draw:layer="layout" svg:width="2cm" svg:height="1.221cm" svg:x="1.1cm" svg:y="15.779cm">
              <draw:image xlink:href="Pictures/100002010000012C000000B7616863A2.png" xlink:type="simple" xlink:show="embed" xlink:actuate="onLoad">
                <text:p/>
              </draw:image>
            </draw:frame>
            <draw:frame draw:style-name="gr3" draw:text-style-name="P1" draw:layer="layout" svg:width="1.5cm" svg:height="1.505cm" svg:x="1cm" svg:y="1.996cm">
              <draw:image xlink:href="Pictures/100002010000012B0000012C25093A87.png" xlink:type="simple" xlink:show="embed" xlink:actuate="onLoad">
                <text:p/>
              </draw:image>
            </draw:frame>
          </draw:g>
        </draw:g>
        <draw:custom-shape draw:style-name="gr9" draw:text-style-name="P5" draw:layer="layout" svg:width="0.882cm" svg:height="0.882cm" svg:x="26.482cm" svg:y="13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882cm" svg:height="0.883cm" svg:x="25.5cm" svg:y="12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882cm" svg:height="0.882cm" svg:x="25.5cm" svg:y="13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77cm" svg:height="0.977cm" svg:x="2.74cm" svg:y="3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977cm" svg:height="0.977cm" svg:x="4.977cm" svg:y="12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77cm" svg:height="0.977cm" svg:x="25.046cm" svg:y="2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draw:layer="layout" svg:width="0.977cm" svg:height="0.977cm" svg:x="4cm" svg:y="13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5" draw:layer="layout" svg:width="0.882cm" svg:height="0.883cm" svg:x="5.118cm" svg:y="3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882cm" svg:height="0.882cm" svg:x="5.118cm" svg:y="4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77cm" svg:height="0.977cm" svg:x="23.939cm" svg:y="2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77cm" svg:height="0.977cm" svg:x="23.939cm" svg:y="4.0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977cm" svg:height="0.977cm" svg:x="5.199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draw:layer="layout" svg:width="0.977cm" svg:height="0.977cm" svg:x="5.199cm" svg:y="8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77cm" svg:height="0.977cm" draw:transform="rotate (-1.57079632679579) translate (3.477cm 8.03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77cm" svg:height="0.977cm" draw:transform="rotate (-1.57079632679579) translate (3.477cm 9.1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5" draw:layer="layout" svg:width="0.977cm" svg:height="0.977cm" svg:x="26.023cm" svg:y="4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77cm" svg:height="0.977cm" svg:x="2.014cm" svg:y="17.5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5" draw:layer="layout" svg:width="0.881cm" svg:height="0.882cm" svg:x="5.119cm" svg:y="18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layer="layout" svg:width="0.882cm" svg:height="0.882cm" svg:x="4.119cm" svg:y="18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883cm" svg:height="0.882cm" svg:x="23.617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883cm" svg:height="0.882cm" svg:x="23.617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5" draw:layer="layout" svg:width="0.882cm" svg:height="0.882cm" svg:x="4.119cm" svg:y="17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5" draw:layer="layout" svg:width="0.881cm" svg:height="0.882cm" svg:x="5.119cm" svg:y="17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draw:layer="layout" svg:width="0.882cm" svg:height="0.882cm" svg:x="32.382cm" svg:y="0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5" draw:layer="layout" svg:width="0.882cm" svg:height="0.882cm" svg:x="32.382cm" svg:y="1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882cm" svg:height="0.882cm" svg:x="30.5cm" svg:y="1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882cm" svg:height="0.881cm" svg:x="30.5cm" svg:y="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5" draw:layer="layout" svg:width="0.882cm" svg:height="0.881cm" svg:x="32.382cm" svg:y="2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5" draw:layer="layout" svg:width="0.881cm" svg:height="0.882cm" svg:x="26.619cm" svg:y="9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5" draw:layer="layout" svg:width="0.882cm" svg:height="0.882cm" svg:x="25.619cm" svg:y="9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5" draw:layer="layout" svg:width="0.882cm" svg:height="0.882cm" svg:x="25.619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" draw:layer="layout" svg:width="0.881cm" svg:height="0.882cm" svg:x="26.619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882cm" svg:height="0.881cm" svg:x="24.236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5" draw:layer="layout" svg:width="0.882cm" svg:height="0.881cm" svg:x="26.118cm" svg:y="18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Standard">
        <draw:frame draw:style-name="gr8" draw:layer="layout" svg:width="1.171cm" svg:height="0.962cm" svg:x="30cm" svg:y="0cm">
          <draw:text-box>
            <text:p>s6</text:p>
          </draw:text-box>
        </draw:frame>
        <draw:custom-shape draw:style-name="gr2" draw:text-style-name="P4" draw:layer="layout" svg:width="4cm" svg:height="3.314cm" svg:x="24.2cm" svg:y="2.486cm">
          <text:p text:style-name="P1"><text:span text:style-name="T2">1+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4cm" svg:height="3.314cm" svg:x="24.2cm" svg:y="7.153cm">
          <text:p text:style-name="P1"><text:span text:style-name="T2">2+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4cm" svg:height="3.314cm" svg:x="24.2cm" svg:y="11.819cm">
          <text:p text:style-name="P1"><text:span text:style-name="T2">0+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4cm" svg:height="3.314cm" svg:x="24.2cm" svg:y="16.486cm">
          <text:p text:style-name="P1"><text:span text:style-name="T2">2+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7.5cm" svg:height="15cm" svg:x="6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4cm" svg:height="3.314cm" svg:x="1.5cm" svg:y="2.5cm">
          <text:p text:style-name="P1"><text:span text:style-name="T2">3+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4cm" svg:height="3.314cm" svg:x="1.5cm" svg:y="7.167cm">
          <text:p text:style-name="P1"><text:span text:style-name="T2">0+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4cm" svg:height="3.314cm" svg:x="1.5cm" svg:y="11.833cm">
          <text:p text:style-name="P1"><text:span text:style-name="T2">2+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4cm" svg:height="3.314cm" svg:x="1.5cm" svg:y="16.5cm">
          <text:p text:style-name="P1"><text:span text:style-name="T2">1+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16.525cm" svg:height="13.613cm" svg:x="6.5cm" svg:y="5.168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3" table:default-cell-style-name="ce3">
              <table:table-cell/>
              <table:table-cell table:style-name="ce4">
                <text:p text:style-name="P1"><text:span text:style-name="T1"><text:s/></text:span></text:p>
              </table:table-cell>
              <table:table-cell/>
            </table:table-row>
            <table:table-row table:style-name="ro3">
              <table:table-cell table:style-name="ce3"/>
              <table:table-cell table:style-name="ce4"/>
              <table:table-cell table:style-name="ce5"/>
            </table:table-row>
            <table:table-row table:style-name="ro3">
              <table:table-cell table:style-name="ce3"/>
              <table:table-cell table:style-name="ce4"/>
              <table:table-cell table:style-name="ce5"/>
            </table:table-row>
          </table:table>
          <draw:image xlink:href="Pictures/TablePreview5.svm" xlink:type="simple" xlink:show="embed" xlink:actuate="onLoad"/>
        </draw:frame>
        <draw:custom-shape draw:style-name="gr2" draw:text-style-name="P3" draw:layer="layout" svg:width="8cm" svg:height="2cm" svg:x="10.8cm" svg:y="1cm">
          <text:p text:style-name="P1"><text:span text:style-name="T3">KAZOMAT <text:s/>C.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5" draw:text-style-name="P1" draw:layer="layout" svg:width="1.5cm" svg:height="1.5cm" svg:x="27.114cm" svg:y="1.9cm">
              <text:p/>
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</draw:custom-shape>
            <draw:frame draw:style-name="gr3" draw:text-style-name="P1" draw:layer="layout" svg:width="1.489cm" svg:height="1.617cm" svg:x="27.025cm" svg:y="6.6cm">
              <draw:image xlink:href="Pictures/10000201000001140000012C76D41E36.png" xlink:type="simple" xlink:show="embed" xlink:actuate="onLoad">
                <text:p/>
              </draw:image>
            </draw:frame>
            <draw:frame draw:style-name="gr3" draw:text-style-name="P1" draw:layer="layout" svg:width="2cm" svg:height="1cm" svg:x="26.7cm" svg:y="11.201cm">
              <draw:image xlink:href="Pictures/100002010000012C00000096CF400556.png" xlink:type="simple" xlink:show="embed" xlink:actuate="onLoad">
                <text:p/>
              </draw:image>
            </draw:frame>
          </draw:g>
          <draw:g>
            <draw:frame draw:style-name="gr3" draw:text-style-name="P1" draw:layer="layout" svg:width="1.63cm" svg:height="1.641cm" svg:x="1.1cm" svg:y="6.5cm">
              <draw:image xlink:href="Pictures/100002010000012A0000012C2B2303EC.png" xlink:type="simple" xlink:show="embed" xlink:actuate="onLoad">
                <text:p/>
              </draw:image>
            </draw:frame>
            <draw:frame draw:style-name="gr3" draw:text-style-name="P1" draw:layer="layout" svg:width="1.442cm" svg:height="1.54cm" svg:x="1.1cm" svg:y="10.96cm">
              <draw:image xlink:href="Pictures/10000201000001190000012CD610D67C.png" xlink:type="simple" xlink:show="embed" xlink:actuate="onLoad">
                <text:p/>
              </draw:image>
            </draw:frame>
            <draw:frame draw:style-name="gr4" draw:text-style-name="P1" draw:layer="layout" svg:width="2cm" svg:height="1.221cm" svg:x="1.1cm" svg:y="15.779cm">
              <draw:image xlink:href="Pictures/100002010000012C000000B7616863A2.png" xlink:type="simple" xlink:show="embed" xlink:actuate="onLoad">
                <text:p/>
              </draw:image>
            </draw:frame>
            <draw:frame draw:style-name="gr3" draw:text-style-name="P1" draw:layer="layout" svg:width="1.5cm" svg:height="1.505cm" svg:x="1cm" svg:y="1.996cm">
              <draw:image xlink:href="Pictures/100002010000012B0000012C25093A87.png" xlink:type="simple" xlink:show="embed" xlink:actuate="onLoad">
                <text:p/>
              </draw:image>
            </draw:frame>
          </draw:g>
        </draw:g>
        <draw:custom-shape draw:style-name="gr32" draw:text-style-name="P5" draw:layer="layout" svg:width="0.882cm" svg:height="0.882cm" svg:x="13.982cm" svg:y="17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5" draw:layer="layout" svg:width="0.882cm" svg:height="0.882cm" svg:x="7.481cm" svg:y="7.1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0.882cm" svg:height="0.883cm" svg:x="13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layout" svg:width="0.882cm" svg:height="0.882cm" svg:x="13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881cm" svg:height="0.882cm" draw:transform="rotate (-1.57079632679579) translate (11.245cm 7.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77cm" svg:height="0.977cm" svg:x="18.74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5" draw:layer="layout" svg:width="0.977cm" svg:height="0.977cm" svg:x="15.523cm" svg:y="7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882cm" svg:height="0.883cm" draw:transform="rotate (-1.57079632679579) translate (10.246cm 8.1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77cm" svg:height="0.977cm" svg:x="8.523cm" svg:y="10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5" draw:layer="layout" svg:width="0.977cm" svg:height="0.977cm" svg:x="14.546cm" svg:y="8.0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5" draw:layer="layout" svg:width="0.882cm" svg:height="0.883cm" svg:x="21.118cm" svg:y="11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5" draw:layer="layout" svg:width="0.882cm" svg:height="0.882cm" svg:x="21.118cm" svg:y="12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77cm" svg:height="0.977cm" svg:x="7.416cm" svg:y="10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77cm" svg:height="0.977cm" svg:x="7.416cm" svg:y="11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5" draw:layer="layout" svg:width="0.882cm" svg:height="0.881cm" svg:x="7.481cm" svg:y="6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5" draw:layer="layout" svg:width="0.883cm" svg:height="0.881cm" svg:x="8.48cm" svg:y="6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5" draw:layer="layout" svg:width="0.977cm" svg:height="0.977cm" svg:x="18.336cm" svg:y="15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5" draw:layer="layout" svg:width="0.977cm" svg:height="0.977cm" svg:x="18.336cm" svg:y="16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77cm" svg:height="0.977cm" svg:x="20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77cm" svg:height="0.977cm" svg:x="21.107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5" draw:layer="layout" svg:width="0.977cm" svg:height="0.977cm" svg:x="9.5cm" svg:y="12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77cm" svg:height="0.977cm" svg:x="13cm" svg:y="11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882cm" svg:height="0.882cm" draw:transform="rotate (-1.57079632679579) translate (11.245cm 8.1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5" draw:layer="layout" svg:width="0.881cm" svg:height="0.882cm" svg:x="16.105cm" svg:y="11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5" draw:layer="layout" svg:width="0.882cm" svg:height="0.882cm" svg:x="15.105cm" svg:y="11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883cm" svg:height="0.882cm" svg:x="18.117cm" svg:y="6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883cm" svg:height="0.882cm" svg:x="18.117cm" svg:y="7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5" draw:layer="layout" svg:width="0.882cm" svg:height="0.882cm" svg:x="15.105cm" svg:y="10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5" draw:layer="layout" svg:width="0.881cm" svg:height="0.882cm" svg:x="16.105cm" svg:y="10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5" draw:layer="layout" svg:width="0.882cm" svg:height="0.882cm" svg:x="9.382cm" svg:y="15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5" draw:layer="layout" svg:width="0.882cm" svg:height="0.882cm" svg:x="9.382cm" svg:y="16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882cm" svg:height="0.882cm" svg:x="7.5cm" svg:y="1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882cm" svg:height="0.881cm" svg:x="7.5cm" svg:y="17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5" draw:layer="layout" svg:width="0.882cm" svg:height="0.881cm" svg:x="9.382cm" svg:y="17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5" draw:layer="layout" svg:width="0.881cm" svg:height="0.882cm" svg:x="21.119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5" draw:layer="layout" svg:width="0.882cm" svg:height="0.882cm" svg:x="20.119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5" draw:layer="layout" svg:width="0.882cm" svg:height="0.882cm" svg:x="20.119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5" draw:layer="layout" svg:width="0.881cm" svg:height="0.882cm" svg:x="21.119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Standard">
        <draw:frame draw:style-name="gr8" draw:layer="layout" svg:width="1.171cm" svg:height="0.962cm" svg:x="30cm" svg:y="0cm">
          <draw:text-box>
            <text:p>s7</text:p>
          </draw:text-box>
        </draw:frame>
        <draw:custom-shape draw:style-name="gr2" draw:text-style-name="P4" draw:layer="layout" svg:width="4cm" svg:height="3.314cm" svg:x="24.2cm" svg:y="2.486cm">
          <text:p text:style-name="P1"><text:span text:style-name="T2">1+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4cm" svg:height="3.314cm" svg:x="24.2cm" svg:y="7.153cm">
          <text:p text:style-name="P1"><text:span text:style-name="T2">5+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4cm" svg:height="3.314cm" svg:x="24.2cm" svg:y="11.819cm">
          <text:p text:style-name="P1"><text:span text:style-name="T2">1+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4cm" svg:height="3.314cm" svg:x="24.2cm" svg:y="16.486cm">
          <text:p text:style-name="P1"><text:span text:style-name="T2">5+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7.5cm" svg:height="15cm" svg:x="6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4cm" svg:height="3.314cm" svg:x="1.5cm" svg:y="2.5cm">
          <text:p text:style-name="P1"><text:span text:style-name="T2">5+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4cm" svg:height="3.314cm" svg:x="1.5cm" svg:y="7.167cm">
          <text:p text:style-name="P1"><text:span text:style-name="T2">0+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4cm" svg:height="3.314cm" svg:x="1.5cm" svg:y="11.833cm">
          <text:p text:style-name="P1"><text:span text:style-name="T2">5+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4cm" svg:height="3.314cm" svg:x="1.5cm" svg:y="16.5cm">
          <text:p text:style-name="P1"><text:span text:style-name="T2">1+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16.525cm" svg:height="13.613cm" svg:x="6.5cm" svg:y="5.168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3" table:default-cell-style-name="ce3">
              <table:table-cell/>
              <table:table-cell table:style-name="ce4">
                <text:p text:style-name="P1"><text:span text:style-name="T1"><text:s/></text:span></text:p>
              </table:table-cell>
              <table:table-cell/>
            </table:table-row>
            <table:table-row table:style-name="ro3">
              <table:table-cell table:style-name="ce3"/>
              <table:table-cell table:style-name="ce4"/>
              <table:table-cell table:style-name="ce5"/>
            </table:table-row>
            <table:table-row table:style-name="ro3">
              <table:table-cell table:style-name="ce3"/>
              <table:table-cell table:style-name="ce4"/>
              <table:table-cell table:style-name="ce5"/>
            </table:table-row>
          </table:table>
          <draw:image xlink:href="Pictures/TablePreview6.svm" xlink:type="simple" xlink:show="embed" xlink:actuate="onLoad"/>
        </draw:frame>
        <draw:custom-shape draw:style-name="gr2" draw:text-style-name="P3" draw:layer="layout" svg:width="8cm" svg:height="2cm" svg:x="10.8cm" svg:y="1cm">
          <text:p text:style-name="P1"><text:span text:style-name="T3">KAZOMAT <text:s/>C.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5" draw:text-style-name="P1" draw:layer="layout" svg:width="1.5cm" svg:height="1.5cm" svg:x="27.114cm" svg:y="1.9cm">
              <text:p/>
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</draw:custom-shape>
            <draw:frame draw:style-name="gr3" draw:text-style-name="P1" draw:layer="layout" svg:width="1.489cm" svg:height="1.617cm" svg:x="27.025cm" svg:y="6.6cm">
              <draw:image xlink:href="Pictures/10000201000001140000012C76D41E36.png" xlink:type="simple" xlink:show="embed" xlink:actuate="onLoad">
                <text:p/>
              </draw:image>
            </draw:frame>
            <draw:frame draw:style-name="gr3" draw:text-style-name="P1" draw:layer="layout" svg:width="2cm" svg:height="1cm" svg:x="26.7cm" svg:y="11.201cm">
              <draw:image xlink:href="Pictures/100002010000012C00000096CF400556.png" xlink:type="simple" xlink:show="embed" xlink:actuate="onLoad">
                <text:p/>
              </draw:image>
            </draw:frame>
          </draw:g>
          <draw:g>
            <draw:frame draw:style-name="gr3" draw:text-style-name="P1" draw:layer="layout" svg:width="1.63cm" svg:height="1.641cm" svg:x="1.1cm" svg:y="6.5cm">
              <draw:image xlink:href="Pictures/100002010000012A0000012C2B2303EC.png" xlink:type="simple" xlink:show="embed" xlink:actuate="onLoad">
                <text:p/>
              </draw:image>
            </draw:frame>
            <draw:frame draw:style-name="gr3" draw:text-style-name="P1" draw:layer="layout" svg:width="1.442cm" svg:height="1.54cm" svg:x="1.1cm" svg:y="10.96cm">
              <draw:image xlink:href="Pictures/10000201000001190000012CD610D67C.png" xlink:type="simple" xlink:show="embed" xlink:actuate="onLoad">
                <text:p/>
              </draw:image>
            </draw:frame>
            <draw:frame draw:style-name="gr4" draw:text-style-name="P1" draw:layer="layout" svg:width="2cm" svg:height="1.221cm" svg:x="1.1cm" svg:y="15.779cm">
              <draw:image xlink:href="Pictures/100002010000012C000000B7616863A2.png" xlink:type="simple" xlink:show="embed" xlink:actuate="onLoad">
                <text:p/>
              </draw:image>
            </draw:frame>
            <draw:frame draw:style-name="gr3" draw:text-style-name="P1" draw:layer="layout" svg:width="1.5cm" svg:height="1.505cm" svg:x="1cm" svg:y="1.996cm">
              <draw:image xlink:href="Pictures/100002010000012B0000012C25093A87.png" xlink:type="simple" xlink:show="embed" xlink:actuate="onLoad">
                <text:p/>
              </draw:image>
            </draw:frame>
          </draw:g>
        </draw:g>
        <draw:g>
          <draw:custom-shape draw:style-name="gr56" draw:text-style-name="P1" draw:layer="layout" svg:width="1.975cm" svg:height="1.976cm" svg:x="32.5cm" svg:y="13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1" draw:layer="layout" svg:width="0.396cm" svg:height="0.396cm" svg:x="32.814cm" svg:y="13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6cm" svg:height="0.396cm" svg:x="32.814cm" svg:y="13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6cm" svg:height="0.396cm" svg:x="33.288cm" svg:y="14.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4cm" svg:height="0.394cm" svg:x="33.764cm" svg:y="14.7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4cm" svg:height="0.396cm" svg:x="33.764cm" svg:y="13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6cm" svg:height="0.394cm" svg:x="32.814cm" svg:y="14.7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6" draw:text-style-name="P1" draw:layer="layout" svg:width="1.975cm" svg:height="1.974cm" svg:x="9.526cm" svg:y="6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1" draw:layer="layout" svg:width="0.395cm" svg:height="0.396cm" svg:x="10.316cm" svg:y="7.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6" draw:text-style-name="P1" draw:layer="layout" svg:width="1.974cm" svg:height="1.975cm" svg:x="20.655cm" svg:y="6.52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1" draw:layer="layout" svg:width="0.396cm" svg:height="0.394cm" svg:x="20.969cm" svg:y="6.8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6cm" svg:height="0.394cm" svg:x="20.969cm" svg:y="6.8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6cm" svg:height="0.396cm" svg:x="21.443cm" svg:y="7.3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5cm" svg:height="0.395cm" svg:x="21.918cm" svg:y="7.7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6" draw:text-style-name="P1" draw:layer="layout" svg:width="1.974cm" svg:height="1.975cm" svg:x="18.001cm" svg:y="6.52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1" draw:layer="layout" svg:width="0.396cm" svg:height="0.396cm" svg:x="18.315cm" svg:y="6.8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6cm" svg:height="0.396cm" svg:x="18.315cm" svg:y="6.8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3cm" svg:height="0.396cm" svg:x="18.79cm" svg:y="7.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6cm" svg:height="0.395cm" svg:x="19.263cm" svg:y="7.7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6cm" svg:height="0.396cm" svg:x="19.263cm" svg:y="6.8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6cm" svg:height="0.395cm" svg:x="18.315cm" svg:y="7.7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6" draw:text-style-name="P1" draw:layer="layout" svg:width="1.974cm" svg:height="1.976cm" svg:x="6.936cm" svg:y="6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1" draw:layer="layout" svg:width="0.396cm" svg:height="0.395cm" svg:x="7.25cm" svg:y="6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6cm" svg:height="0.395cm" svg:x="7.25cm" svg:y="6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3cm" svg:height="0.396cm" svg:x="7.725cm" svg:y="7.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6cm" svg:height="0.396cm" svg:x="8.198cm" svg:y="7.7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6cm" svg:height="0.395cm" svg:x="8.198cm" svg:y="6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6cm" svg:height="0.396cm" svg:x="7.25cm" svg:y="7.7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6" draw:text-style-name="P1" draw:layer="layout" svg:width="1.975cm" svg:height="1.975cm" svg:x="9.525cm" svg:y="11.02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1" draw:layer="layout" svg:width="0.396cm" svg:height="0.396cm" svg:x="9.839cm" svg:y="11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6cm" svg:height="0.396cm" svg:x="9.839cm" svg:y="11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4cm" svg:height="0.395cm" svg:x="10.789cm" svg:y="12.2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6" draw:text-style-name="P1" draw:layer="layout" svg:width="1.974cm" svg:height="1.976cm" svg:x="15.094cm" svg:y="15.50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1" draw:layer="layout" svg:width="0.396cm" svg:height="0.396cm" svg:x="15.408cm" svg:y="15.8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6cm" svg:height="0.396cm" svg:x="15.408cm" svg:y="15.8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6cm" svg:height="0.396cm" svg:x="15.882cm" svg:y="16.2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5cm" svg:height="0.394cm" svg:x="16.357cm" svg:y="16.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5cm" svg:height="0.396cm" svg:x="16.357cm" svg:y="15.8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6cm" svg:height="0.394cm" svg:x="15.408cm" svg:y="16.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6" draw:text-style-name="P1" draw:layer="layout" svg:width="1.976cm" svg:height="1.976cm" svg:x="12.501cm" svg:y="15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1" draw:layer="layout" svg:width="0.396cm" svg:height="0.396cm" svg:x="12.817cm" svg:y="15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6cm" svg:height="0.396cm" svg:x="12.817cm" svg:y="15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6cm" svg:height="0.395cm" svg:x="13.29cm" svg:y="16.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5cm" svg:height="0.396cm" svg:x="13.765cm" svg:y="16.7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5cm" svg:height="0.396cm" svg:x="13.765cm" svg:y="15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6cm" svg:height="0.396cm" svg:x="12.817cm" svg:y="16.7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6" draw:text-style-name="P1" draw:layer="layout" svg:width="1.975cm" svg:height="1.975cm" svg:x="15cm" svg:y="11.02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1" draw:layer="layout" svg:width="0.396cm" svg:height="0.395cm" svg:x="15.314cm" svg:y="11.3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6cm" svg:height="0.395cm" svg:x="15.314cm" svg:y="11.3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4cm" svg:height="0.394cm" svg:x="16.264cm" svg:y="12.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4cm" svg:height="0.395cm" svg:x="16.264cm" svg:y="11.3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6cm" svg:height="0.394cm" svg:x="15.314cm" svg:y="12.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6" draw:text-style-name="P1" draw:layer="layout" svg:width="1.975cm" svg:height="1.975cm" svg:x="36.5cm" svg:y="10.02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1" draw:layer="layout" svg:width="0.396cm" svg:height="0.394cm" svg:x="36.814cm" svg:y="10.3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6cm" svg:height="0.394cm" svg:x="36.814cm" svg:y="10.3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6cm" svg:height="0.396cm" svg:x="37.288cm" svg:y="10.8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4cm" svg:height="0.395cm" svg:x="37.764cm" svg:y="11.2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6" draw:text-style-name="P1" draw:layer="layout" svg:width="1.974cm" svg:height="1.975cm" svg:x="9.655cm" svg:y="15.506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1" draw:layer="layout" svg:width="0.396cm" svg:height="0.395cm" svg:x="9.969cm" svg:y="15.8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6cm" svg:height="0.395cm" svg:x="9.969cm" svg:y="15.8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5cm" svg:height="0.394cm" svg:x="10.918cm" svg:y="16.7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5cm" svg:height="0.395cm" svg:x="10.918cm" svg:y="15.8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6cm" svg:height="0.394cm" svg:x="9.969cm" svg:y="16.7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6" draw:text-style-name="P1" draw:layer="layout" svg:width="1.974cm" svg:height="1.977cm" svg:x="7.001cm" svg:y="15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1" draw:layer="layout" svg:width="0.396cm" svg:height="0.396cm" svg:x="7.315cm" svg:y="15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6cm" svg:height="0.396cm" svg:x="7.315cm" svg:y="15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3cm" svg:height="0.394cm" svg:x="7.79cm" svg:y="16.2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6cm" svg:height="0.396cm" svg:x="8.263cm" svg:y="16.7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6cm" svg:height="0.396cm" svg:x="8.263cm" svg:y="15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6cm" svg:height="0.396cm" svg:x="7.315cm" svg:y="16.7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6" draw:text-style-name="P1" draw:layer="layout" svg:width="1.974cm" svg:height="1.975cm" svg:x="20.655cm" svg:y="11.024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1" draw:layer="layout" svg:width="0.396cm" svg:height="0.396cm" svg:x="20.969cm" svg:y="11.3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6cm" svg:height="0.396cm" svg:x="20.969cm" svg:y="11.3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5cm" svg:height="0.395cm" svg:x="21.918cm" svg:y="12.2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6" draw:text-style-name="P1" draw:layer="layout" svg:width="1.974cm" svg:height="1.976cm" svg:x="18.001cm" svg:y="11.02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1" draw:layer="layout" svg:width="0.396cm" svg:height="0.395cm" svg:x="18.315cm" svg:y="11.3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6cm" svg:height="0.395cm" svg:x="18.315cm" svg:y="11.3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3cm" svg:height="0.396cm" svg:x="18.79cm" svg:y="11.8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6cm" svg:height="0.395cm" svg:x="19.263cm" svg:y="12.2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6cm" svg:height="0.395cm" svg:x="19.263cm" svg:y="11.3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6cm" svg:height="0.395cm" svg:x="18.315cm" svg:y="12.2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6" draw:text-style-name="P1" draw:layer="layout" svg:width="1.975cm" svg:height="1.975cm" svg:x="15.025cm" svg:y="6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1" draw:layer="layout" svg:width="0.396cm" svg:height="0.396cm" svg:x="15.339cm" svg:y="6.8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6cm" svg:height="0.396cm" svg:x="15.339cm" svg:y="6.8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4cm" svg:height="0.395cm" svg:x="16.289cm" svg:y="7.7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6" draw:text-style-name="P1" draw:layer="layout" svg:width="1.975cm" svg:height="1.974cm" svg:x="12.525cm" svg:y="6.526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1" draw:layer="layout" svg:width="0.395cm" svg:height="0.396cm" svg:x="13.315cm" svg:y="7.3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6" draw:text-style-name="P1" draw:layer="layout" svg:width="1.975cm" svg:height="1.974cm" svg:x="7cm" svg:y="11.026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6" draw:text-style-name="P1" draw:layer="layout" svg:width="1.975cm" svg:height="1.974cm" svg:x="12.5cm" svg:y="1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1" draw:layer="layout" svg:width="0.395cm" svg:height="0.396cm" svg:x="13.29cm" svg:y="11.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6" draw:text-style-name="P1" draw:layer="layout" svg:width="1.974cm" svg:height="1.975cm" svg:x="32.5cm" svg:y="17.02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1" draw:layer="layout" svg:width="0.396cm" svg:height="0.396cm" svg:x="32.814cm" svg:y="17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6cm" svg:height="0.396cm" svg:x="32.814cm" svg:y="17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5cm" svg:height="0.395cm" svg:x="33.763cm" svg:y="18.2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6" draw:text-style-name="P1" draw:layer="layout" svg:width="1.974cm" svg:height="1.975cm" svg:x="35cm" svg:y="17.02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1" draw:layer="layout" svg:width="0.396cm" svg:height="0.396cm" svg:x="35.314cm" svg:y="17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6cm" svg:height="0.396cm" svg:x="35.314cm" svg:y="17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5cm" svg:height="0.395cm" svg:x="36.263cm" svg:y="18.2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6" draw:text-style-name="P1" draw:layer="layout" svg:width="1.974cm" svg:height="1.975cm" svg:x="20.5cm" svg:y="15.52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1" draw:layer="layout" svg:width="0.396cm" svg:height="0.394cm" svg:x="20.814cm" svg:y="15.8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6cm" svg:height="0.394cm" svg:x="20.814cm" svg:y="15.8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6cm" svg:height="0.396cm" svg:x="21.288cm" svg:y="16.3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5cm" svg:height="0.395cm" svg:x="21.763cm" svg:y="16.7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6" draw:text-style-name="P1" draw:layer="layout" svg:width="1.975cm" svg:height="1.974cm" svg:x="18cm" svg:y="15.526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1" draw:layer="layout" svg:width="0.395cm" svg:height="0.396cm" svg:x="18.79cm" svg:y="16.3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7" draw:style-name="dp1" draw:master-page-name="Standard">
        <draw:frame draw:style-name="gr8" draw:layer="layout" svg:width="1.171cm" svg:height="0.962cm" svg:x="30cm" svg:y="0cm">
          <draw:text-box>
            <text:p>s8</text:p>
          </draw:text-box>
        </draw:frame>
        <draw:custom-shape draw:style-name="gr2" draw:text-style-name="P4" draw:layer="layout" svg:width="4cm" svg:height="3.314cm" svg:x="24.2cm" svg:y="2.486cm">
          <text:p text:style-name="P1"><text:span text:style-name="T2">1+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4cm" svg:height="3.314cm" svg:x="24.2cm" svg:y="7.153cm">
          <text:p text:style-name="P1"><text:span text:style-name="T2">5+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4cm" svg:height="3.314cm" svg:x="24.2cm" svg:y="11.819cm">
          <text:p text:style-name="P1"><text:span text:style-name="T2">2+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4cm" svg:height="3.314cm" svg:x="24.2cm" svg:y="16.486cm">
          <text:p text:style-name="P1"><text:span text:style-name="T2">3+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7.5cm" svg:height="15cm" svg:x="6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4cm" svg:height="3.314cm" svg:x="1.5cm" svg:y="2.5cm">
          <text:p text:style-name="P1"><text:span text:style-name="T2">3+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4cm" svg:height="3.314cm" svg:x="1.5cm" svg:y="7.167cm">
          <text:p text:style-name="P1"><text:span text:style-name="T2">1+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4cm" svg:height="3.314cm" svg:x="1.5cm" svg:y="11.833cm">
          <text:p text:style-name="P1"><text:span text:style-name="T2">4+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4cm" svg:height="3.314cm" svg:x="1.5cm" svg:y="16.5cm">
          <text:p text:style-name="P1"><text:span text:style-name="T2">2+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16.525cm" svg:height="13.613cm" svg:x="6.5cm" svg:y="5.168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3" table:default-cell-style-name="ce3">
              <table:table-cell/>
              <table:table-cell table:style-name="ce4">
                <text:p text:style-name="P1"><text:span text:style-name="T1"><text:s/></text:span></text:p>
              </table:table-cell>
              <table:table-cell/>
            </table:table-row>
            <table:table-row table:style-name="ro3">
              <table:table-cell table:style-name="ce3"/>
              <table:table-cell table:style-name="ce4"/>
              <table:table-cell table:style-name="ce5"/>
            </table:table-row>
            <table:table-row table:style-name="ro3">
              <table:table-cell table:style-name="ce3"/>
              <table:table-cell table:style-name="ce4"/>
              <table:table-cell table:style-name="ce5"/>
            </table:table-row>
          </table:table>
          <draw:image xlink:href="Pictures/TablePreview7.svm" xlink:type="simple" xlink:show="embed" xlink:actuate="onLoad"/>
        </draw:frame>
        <draw:custom-shape draw:style-name="gr2" draw:text-style-name="P3" draw:layer="layout" svg:width="8cm" svg:height="2cm" svg:x="10.8cm" svg:y="1cm">
          <text:p text:style-name="P1"><text:span text:style-name="T3">KAZOMAT <text:s/>C.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5" draw:text-style-name="P1" draw:layer="layout" svg:width="1.5cm" svg:height="1.5cm" svg:x="27.114cm" svg:y="1.9cm">
              <text:p/>
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</draw:custom-shape>
            <draw:frame draw:style-name="gr3" draw:text-style-name="P1" draw:layer="layout" svg:width="1.489cm" svg:height="1.617cm" svg:x="27.025cm" svg:y="6.6cm">
              <draw:image xlink:href="Pictures/10000201000001140000012C76D41E36.png" xlink:type="simple" xlink:show="embed" xlink:actuate="onLoad">
                <text:p/>
              </draw:image>
            </draw:frame>
            <draw:frame draw:style-name="gr3" draw:text-style-name="P1" draw:layer="layout" svg:width="2cm" svg:height="1cm" svg:x="26.7cm" svg:y="11.201cm">
              <draw:image xlink:href="Pictures/100002010000012C00000096CF400556.png" xlink:type="simple" xlink:show="embed" xlink:actuate="onLoad">
                <text:p/>
              </draw:image>
            </draw:frame>
          </draw:g>
          <draw:g>
            <draw:frame draw:style-name="gr3" draw:text-style-name="P1" draw:layer="layout" svg:width="1.63cm" svg:height="1.641cm" svg:x="1.1cm" svg:y="6.5cm">
              <draw:image xlink:href="Pictures/100002010000012A0000012C2B2303EC.png" xlink:type="simple" xlink:show="embed" xlink:actuate="onLoad">
                <text:p/>
              </draw:image>
            </draw:frame>
            <draw:frame draw:style-name="gr3" draw:text-style-name="P1" draw:layer="layout" svg:width="1.442cm" svg:height="1.54cm" svg:x="1.1cm" svg:y="10.96cm">
              <draw:image xlink:href="Pictures/10000201000001190000012CD610D67C.png" xlink:type="simple" xlink:show="embed" xlink:actuate="onLoad">
                <text:p/>
              </draw:image>
            </draw:frame>
            <draw:frame draw:style-name="gr4" draw:text-style-name="P1" draw:layer="layout" svg:width="2cm" svg:height="1.221cm" svg:x="1.1cm" svg:y="15.779cm">
              <draw:image xlink:href="Pictures/100002010000012C000000B7616863A2.png" xlink:type="simple" xlink:show="embed" xlink:actuate="onLoad">
                <text:p/>
              </draw:image>
            </draw:frame>
            <draw:frame draw:style-name="gr3" draw:text-style-name="P1" draw:layer="layout" svg:width="1.5cm" svg:height="1.505cm" svg:x="1cm" svg:y="1.996cm">
              <draw:image xlink:href="Pictures/100002010000012B0000012C25093A87.png" xlink:type="simple" xlink:show="embed" xlink:actuate="onLoad">
                <text:p/>
              </draw:image>
            </draw:frame>
          </draw:g>
        </draw:g>
        <draw:g>
          <draw:custom-shape draw:style-name="gr56" draw:text-style-name="P1" draw:layer="layout" svg:width="1.975cm" svg:height="1.976cm" svg:x="32.5cm" svg:y="13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1" draw:layer="layout" svg:width="0.396cm" svg:height="0.396cm" svg:x="32.814cm" svg:y="13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6cm" svg:height="0.396cm" svg:x="32.814cm" svg:y="13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6cm" svg:height="0.396cm" svg:x="33.288cm" svg:y="14.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4cm" svg:height="0.394cm" svg:x="33.764cm" svg:y="14.7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4cm" svg:height="0.396cm" svg:x="33.764cm" svg:y="13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6cm" svg:height="0.394cm" svg:x="32.814cm" svg:y="14.7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6" draw:text-style-name="P1" draw:layer="layout" svg:width="1.975cm" svg:height="1.975cm" svg:x="36.5cm" svg:y="10.02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1" draw:layer="layout" svg:width="0.396cm" svg:height="0.394cm" svg:x="36.814cm" svg:y="10.3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6cm" svg:height="0.394cm" svg:x="36.814cm" svg:y="10.3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6cm" svg:height="0.396cm" svg:x="37.288cm" svg:y="10.8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4cm" svg:height="0.395cm" svg:x="37.764cm" svg:y="11.2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6" draw:text-style-name="P1" draw:layer="layout" svg:width="1.974cm" svg:height="1.975cm" svg:x="32.5cm" svg:y="17.02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1" draw:layer="layout" svg:width="0.396cm" svg:height="0.396cm" svg:x="32.814cm" svg:y="17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6cm" svg:height="0.396cm" svg:x="32.814cm" svg:y="17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5cm" svg:height="0.395cm" svg:x="33.763cm" svg:y="18.2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6" draw:text-style-name="P1" draw:layer="layout" svg:width="1.974cm" svg:height="1.975cm" svg:x="35cm" svg:y="17.02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1" draw:layer="layout" svg:width="0.396cm" svg:height="0.396cm" svg:x="35.314cm" svg:y="17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6cm" svg:height="0.396cm" svg:x="35.314cm" svg:y="17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95cm" svg:height="0.395cm" svg:x="36.263cm" svg:y="18.2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6" draw:text-style-name="P1" draw:layer="layout" svg:width="1.726cm" svg:height="1.727cm" svg:x="14.875cm" svg:y="15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1" draw:layer="layout" svg:width="0.346cm" svg:height="0.346cm" svg:x="15.15cm" svg:y="15.7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46cm" svg:height="0.346cm" svg:x="15.15cm" svg:y="15.7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45cm" svg:height="0.345cm" svg:x="15.979cm" svg:y="16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45cm" svg:height="0.346cm" svg:x="15.979cm" svg:y="15.7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46cm" svg:height="0.345cm" svg:x="15.15cm" svg:y="16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6" draw:text-style-name="P1" draw:layer="layout" svg:width="1.726cm" svg:height="1.727cm" svg:x="20.32cm" svg:y="15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1" draw:layer="layout" svg:width="0.346cm" svg:height="0.346cm" svg:x="20.595cm" svg:y="15.7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46cm" svg:height="0.346cm" svg:x="20.595cm" svg:y="15.7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45cm" svg:height="0.346cm" svg:x="21.424cm" svg:y="16.6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6" draw:text-style-name="P1" draw:layer="layout" svg:width="1.727cm" svg:height="1.726cm" svg:x="14.874cm" svg:y="6.77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1" draw:layer="layout" svg:width="0.345cm" svg:height="0.346cm" svg:x="15.15cm" svg:y="7.0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45cm" svg:height="0.346cm" svg:x="15.15cm" svg:y="7.0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46cm" svg:height="0.345cm" svg:x="15.564cm" svg:y="7.4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46cm" svg:height="0.345cm" svg:x="15.978cm" svg:y="7.8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6" draw:text-style-name="P1" draw:layer="layout" svg:width="1.726cm" svg:height="1.726cm" svg:x="18cm" svg:y="15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1" draw:layer="layout" svg:width="0.346cm" svg:height="0.345cm" svg:x="18.689cm" svg:y="16.1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6" draw:text-style-name="P1" draw:layer="layout" svg:width="1.726cm" svg:height="1.728cm" svg:x="15.274cm" svg:y="1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1" draw:layer="layout" svg:width="0.346cm" svg:height="0.345cm" svg:x="15.549cm" svg:y="11.2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46cm" svg:height="0.345cm" svg:x="15.549cm" svg:y="11.2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46cm" svg:height="0.346cm" svg:x="15.963cm" svg:y="11.6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45cm" svg:height="0.345cm" svg:x="16.378cm" svg:y="12.1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45cm" svg:height="0.345cm" svg:x="16.378cm" svg:y="11.2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46cm" svg:height="0.345cm" svg:x="15.549cm" svg:y="12.1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6" draw:text-style-name="P1" draw:layer="layout" svg:width="1.727cm" svg:height="1.726cm" svg:x="18cm" svg:y="6.77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1" draw:layer="layout" svg:width="0.345cm" svg:height="0.346cm" svg:x="18.276cm" svg:y="7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45cm" svg:height="0.346cm" svg:x="18.276cm" svg:y="7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45cm" svg:height="0.346cm" svg:x="19.105cm" svg:y="7.8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45cm" svg:height="0.346cm" svg:x="19.105cm" svg:y="7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45cm" svg:height="0.346cm" svg:x="18.276cm" svg:y="7.8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6" draw:text-style-name="P1" draw:layer="layout" svg:width="1.726cm" svg:height="1.727cm" svg:x="9.32cm" svg:y="15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1" draw:layer="layout" svg:width="0.346cm" svg:height="0.346cm" svg:x="9.595cm" svg:y="15.7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46cm" svg:height="0.346cm" svg:x="9.595cm" svg:y="15.7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45cm" svg:height="0.346cm" svg:x="10.424cm" svg:y="16.6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6" draw:text-style-name="P1" draw:layer="layout" svg:width="1.727cm" svg:height="1.726cm" svg:x="18.344cm" svg:y="1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1" draw:layer="layout" svg:width="0.345cm" svg:height="0.346cm" svg:x="18.62cm" svg:y="11.2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45cm" svg:height="0.346cm" svg:x="18.62cm" svg:y="11.2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46cm" svg:height="0.346cm" svg:x="19.034cm" svg:y="11.6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45cm" svg:height="0.345cm" svg:x="19.449cm" svg:y="12.1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6" draw:text-style-name="P1" draw:layer="layout" svg:width="1.726cm" svg:height="1.727cm" svg:x="12.899cm" svg:y="1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1" draw:layer="layout" svg:width="0.345cm" svg:height="0.346cm" svg:x="13.175cm" svg:y="11.2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45cm" svg:height="0.346cm" svg:x="13.175cm" svg:y="11.2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45cm" svg:height="0.345cm" svg:x="13.589cm" svg:y="11.6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46cm" svg:height="0.345cm" svg:x="14.003cm" svg:y="12.1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46cm" svg:height="0.346cm" svg:x="14.003cm" svg:y="11.2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45cm" svg:height="0.345cm" svg:x="13.175cm" svg:y="12.1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6" draw:text-style-name="P1" draw:layer="layout" svg:width="1.726cm" svg:height="1.727cm" svg:x="20.375cm" svg:y="6.77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1" draw:layer="layout" svg:width="0.345cm" svg:height="0.346cm" svg:x="20.651cm" svg:y="7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45cm" svg:height="0.346cm" svg:x="20.651cm" svg:y="7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45cm" svg:height="0.345cm" svg:x="21.065cm" svg:y="7.4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46cm" svg:height="0.346cm" svg:x="21.479cm" svg:y="7.8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46cm" svg:height="0.346cm" svg:x="21.479cm" svg:y="7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45cm" svg:height="0.346cm" svg:x="20.651cm" svg:y="7.8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6" draw:text-style-name="P1" draw:layer="layout" svg:width="1.726cm" svg:height="1.726cm" svg:x="7cm" svg:y="6.77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1" draw:layer="layout" svg:width="0.345cm" svg:height="0.345cm" svg:x="7.69cm" svg:y="7.4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6" draw:text-style-name="P1" draw:layer="layout" svg:width="1.726cm" svg:height="1.726cm" svg:x="9.375cm" svg:y="6.77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1" draw:layer="layout" svg:width="0.346cm" svg:height="0.345cm" svg:x="10.064cm" svg:y="7.4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6" draw:text-style-name="P1" draw:layer="layout" svg:width="1.726cm" svg:height="1.727cm" svg:x="7cm" svg:y="15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1" draw:layer="layout" svg:width="0.346cm" svg:height="0.346cm" svg:x="7.275cm" svg:y="15.7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46cm" svg:height="0.346cm" svg:x="7.275cm" svg:y="15.7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45cm" svg:height="0.346cm" svg:x="8.104cm" svg:y="16.6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6" draw:text-style-name="P1" draw:layer="layout" svg:width="1.726cm" svg:height="1.727cm" svg:x="12.5cm" svg:y="6.77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1" draw:layer="layout" svg:width="0.346cm" svg:height="0.346cm" svg:x="12.775cm" svg:y="7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46cm" svg:height="0.346cm" svg:x="12.775cm" svg:y="7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45cm" svg:height="0.346cm" svg:x="13.604cm" svg:y="7.8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6" draw:text-style-name="P1" draw:layer="layout" svg:width="1.726cm" svg:height="1.726cm" svg:x="20.774cm" svg:y="1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1" draw:layer="layout" svg:width="0.346cm" svg:height="0.346cm" svg:x="21.049cm" svg:y="11.2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46cm" svg:height="0.346cm" svg:x="21.049cm" svg:y="11.2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46cm" svg:height="0.346cm" svg:x="21.463cm" svg:y="11.6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45cm" svg:height="0.345cm" svg:x="21.878cm" svg:y="12.1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6" draw:text-style-name="P1" draw:layer="layout" svg:width="1.726cm" svg:height="1.727cm" svg:x="12.5cm" svg:y="15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1" draw:layer="layout" svg:width="0.345cm" svg:height="0.345cm" svg:x="12.776cm" svg:y="15.7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45cm" svg:height="0.345cm" svg:x="12.776cm" svg:y="15.7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45cm" svg:height="0.346cm" svg:x="13.19cm" svg:y="16.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46cm" svg:height="0.345cm" svg:x="13.604cm" svg:y="16.6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6" draw:text-style-name="P1" draw:layer="layout" svg:width="1.726cm" svg:height="1.726cm" svg:x="7cm" svg:y="1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1" draw:layer="layout" svg:width="0.345cm" svg:height="0.346cm" svg:x="7.276cm" svg:y="11.2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45cm" svg:height="0.346cm" svg:x="7.276cm" svg:y="11.2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46cm" svg:height="0.346cm" svg:x="8.104cm" svg:y="12.1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46cm" svg:height="0.346cm" svg:x="8.104cm" svg:y="11.2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45cm" svg:height="0.346cm" svg:x="7.276cm" svg:y="12.1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6" draw:text-style-name="P1" draw:layer="layout" svg:width="1.726cm" svg:height="1.726cm" svg:x="9.375cm" svg:y="1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1" draw:layer="layout" svg:width="0.346cm" svg:height="0.346cm" svg:x="9.65cm" svg:y="11.2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46cm" svg:height="0.346cm" svg:x="9.65cm" svg:y="11.2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45cm" svg:height="0.346cm" svg:x="10.479cm" svg:y="12.1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45cm" svg:height="0.346cm" svg:x="10.479cm" svg:y="11.2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46cm" svg:height="0.346cm" svg:x="9.65cm" svg:y="12.1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8" draw:style-name="dp1" draw:master-page-name="Standard">
        <draw:custom-shape draw:style-name="gr1" draw:text-style-name="P1" draw:layer="layout" svg:width="10.5cm" svg:height="15.5cm" svg:x="9.6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5cm" svg:height="4cm" svg:x="1.5cm" svg:y="2.5cm">
          <text:p text:style-name="P1"><text:span text:style-name="T1">...  6   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7cm">
          <text:p text:style-name="P1"><text:span text:style-name="T1">...  2  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1.5cm">
          <text:p text:style-name="P1"><text:span text:style-name="T1"><text:s/></text:span><text:span text:style-name="T1">...  8   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6cm">
          <text:p text:style-name="P1"><text:span text:style-name="T1">...  4   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1.63cm" svg:height="1.641cm" svg:x="1.1cm" svg:y="6.5cm">
          <draw:image xlink:href="Pictures/100002010000012A0000012C2B2303EC.png" xlink:type="simple" xlink:show="embed" xlink:actuate="onLoad">
            <text:p/>
          </draw:image>
        </draw:frame>
        <draw:frame draw:style-name="gr3" draw:text-style-name="P1" draw:layer="layout" svg:width="1.442cm" svg:height="1.54cm" svg:x="1.1cm" svg:y="10.96cm">
          <draw:image xlink:href="Pictures/10000201000001190000012CD610D67C.png" xlink:type="simple" xlink:show="embed" xlink:actuate="onLoad">
            <text:p/>
          </draw:image>
        </draw:frame>
        <draw:frame draw:style-name="gr4" draw:text-style-name="P1" draw:layer="layout" svg:width="2cm" svg:height="1.221cm" svg:x="1.1cm" svg:y="15.779cm">
          <draw:image xlink:href="Pictures/100002010000012C000000B7616863A2.png" xlink:type="simple" xlink:show="embed" xlink:actuate="onLoad">
            <text:p/>
          </draw:image>
        </draw:frame>
        <draw:custom-shape draw:style-name="gr2" draw:text-style-name="P1" draw:layer="layout" svg:width="7.5cm" svg:height="4cm" svg:x="20.7cm" svg:y="2.5cm">
          <text:p text:style-name="P1"><text:span text:style-name="T1">...  3   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7cm">
          <text:p text:style-name="P1"><text:span text:style-name="T1"><text:s/></text:span><text:span text:style-name="T1">...  9 <text:s/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1.5cm">
          <text:p text:style-name="P1"><text:span text:style-name="T1">...  7   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6cm">
          <text:p text:style-name="P1"><text:span text:style-name="T1">...  5   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.5cm" svg:height="1.5cm" svg:x="27.114cm" svg:y="1.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3" draw:text-style-name="P1" draw:layer="layout" svg:width="1.489cm" svg:height="1.617cm" svg:x="27.025cm" svg:y="6.6cm">
          <draw:image xlink:href="Pictures/10000201000001140000012C76D41E36.png" xlink:type="simple" xlink:show="embed" xlink:actuate="onLoad">
            <text:p/>
          </draw:image>
        </draw:frame>
        <draw:frame draw:style-name="gr4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9.303cm" svg:height="12.792cm" svg:x="10.218cm" svg:y="5.5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2">1</text:span></text:p>
              </table:table-cell>
              <table:table-cell>
                <text:p text:style-name="P1"><text:span text:style-name="T2">2</text:span></text:p>
              </table:table-cell>
              <table:table-cell>
                <text:p text:style-name="P1"><text:span text:style-name="T2">3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">4</text:span></text:p>
              </table:table-cell>
              <table:table-cell>
                <text:p text:style-name="P1"><text:span text:style-name="T2">5</text:span></text:p>
              </table:table-cell>
              <table:table-cell>
                <text:p text:style-name="P1"><text:span text:style-name="T2">6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2">7</text:span></text:p>
              </table:table-cell>
              <table:table-cell>
                <text:p text:style-name="P1"><text:span text:style-name="T2">8</text:span></text:p>
              </table:table-cell>
              <table:table-cell>
                <text:p text:style-name="P1"><text:span text:style-name="T2">9</text:span>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style-name="gr2" draw:text-style-name="P3" draw:layer="layout" svg:width="8cm" svg:height="2cm" svg:x="10.8cm" svg:y="1cm">
          <text:p text:style-name="P1"><text:span text:style-name="T3">KAZOMAT C.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2cm" svg:height="1cm" svg:x="26.7cm" svg:y="11.2cm">
          <draw:image xlink:href="Pictures/100002010000012C00000096CF400556.png" xlink:type="simple" xlink:show="embed" xlink:actuate="onLoad">
            <text:p/>
          </draw:image>
        </draw:frame>
        <draw:frame draw:style-name="gr3" draw:text-style-name="P1" draw:layer="layout" svg:width="1.5cm" svg:height="1.505cm" svg:x="1cm" svg:y="1.995cm">
          <draw:image xlink:href="Pictures/100002010000012B0000012C25093A87.png" xlink:type="simple" xlink:show="embed" xlink:actuate="onLoad">
            <text:p/>
          </draw:image>
        </draw:frame>
        <draw:frame draw:style-name="gr6" draw:layer="layout" svg:width="2cm" svg:height="1.5cm" svg:x="30cm" svg:y="0.5cm">
          <draw:text-box>
            <text:p>S9</text:p>
          </draw:text-box>
        </draw:frame>
        <draw:g>
          <draw:line draw:style-name="gr7" draw:text-style-name="P1" draw:layer="layout" svg:x1="4cm" svg:y1="2.5cm" svg:x2="4cm" svg:y2="6.5cm">
            <text:p/>
          </draw:line>
          <draw:line draw:style-name="gr7" draw:text-style-name="P1" draw:layer="layout" svg:x1="6.5cm" svg:y1="2.5cm" svg:x2="6.5cm" svg:y2="6.5cm">
            <text:p/>
          </draw:line>
        </draw:g>
        <draw:g>
          <draw:line draw:style-name="gr7" draw:text-style-name="P1" draw:layer="layout" svg:x1="4cm" svg:y1="7.1cm" svg:x2="4cm" svg:y2="11.1cm">
            <text:p/>
          </draw:line>
          <draw:line draw:style-name="gr7" draw:text-style-name="P1" draw:layer="layout" svg:x1="6.5cm" svg:y1="7.1cm" svg:x2="6.5cm" svg:y2="11.1cm">
            <text:p/>
          </draw:line>
        </draw:g>
        <draw:g>
          <draw:line draw:style-name="gr7" draw:text-style-name="P1" draw:layer="layout" svg:x1="4cm" svg:y1="11.5cm" svg:x2="4cm" svg:y2="15.5cm">
            <text:p/>
          </draw:line>
          <draw:line draw:style-name="gr7" draw:text-style-name="P1" draw:layer="layout" svg:x1="6.5cm" svg:y1="11.5cm" svg:x2="6.5cm" svg:y2="15.5cm">
            <text:p/>
          </draw:line>
        </draw:g>
        <draw:g>
          <draw:line draw:style-name="gr7" draw:text-style-name="P1" draw:layer="layout" svg:x1="4cm" svg:y1="16cm" svg:x2="4cm" svg:y2="20cm">
            <text:p/>
          </draw:line>
          <draw:line draw:style-name="gr7" draw:text-style-name="P1" draw:layer="layout" svg:x1="6.5cm" svg:y1="16cm" svg:x2="6.5cm" svg:y2="20cm">
            <text:p/>
          </draw:line>
        </draw:g>
        <draw:g>
          <draw:line draw:style-name="gr7" draw:text-style-name="P1" draw:layer="layout" svg:x1="23.1cm" svg:y1="2.5cm" svg:x2="23.1cm" svg:y2="6.5cm">
            <text:p/>
          </draw:line>
          <draw:line draw:style-name="gr7" draw:text-style-name="P1" draw:layer="layout" svg:x1="25.6cm" svg:y1="2.5cm" svg:x2="25.6cm" svg:y2="6.5cm">
            <text:p/>
          </draw:line>
        </draw:g>
        <draw:g>
          <draw:line draw:style-name="gr7" draw:text-style-name="P1" draw:layer="layout" svg:x1="23.1cm" svg:y1="7.1cm" svg:x2="23.1cm" svg:y2="11.1cm">
            <text:p/>
          </draw:line>
          <draw:line draw:style-name="gr7" draw:text-style-name="P1" draw:layer="layout" svg:x1="25.6cm" svg:y1="7.1cm" svg:x2="25.6cm" svg:y2="11.1cm">
            <text:p/>
          </draw:line>
        </draw:g>
        <draw:g>
          <draw:line draw:style-name="gr7" draw:text-style-name="P1" draw:layer="layout" svg:x1="23.1cm" svg:y1="11.5cm" svg:x2="23.1cm" svg:y2="15.5cm">
            <text:p/>
          </draw:line>
          <draw:line draw:style-name="gr7" draw:text-style-name="P1" draw:layer="layout" svg:x1="25.6cm" svg:y1="11.5cm" svg:x2="25.6cm" svg:y2="15.5cm">
            <text:p/>
          </draw:line>
        </draw:g>
        <draw:g>
          <draw:line draw:style-name="gr7" draw:text-style-name="P1" draw:layer="layout" svg:x1="23.1cm" svg:y1="16cm" svg:x2="23.1cm" svg:y2="20cm">
            <text:p/>
          </draw:line>
          <draw:line draw:style-name="gr7" draw:text-style-name="P1" draw:layer="layout" svg:x1="25.6cm" svg:y1="16cm" svg:x2="25.6cm" svg:y2="20cm">
            <text:p/>
          </draw:line>
        </draw:g>
      </draw:page>
      <draw:page draw:name="page9" draw:style-name="dp1" draw:master-page-name="Standard">
        <draw:frame draw:style-name="gr58" draw:text-style-name="P6" draw:layer="layout" svg:width="1.864cm" svg:height="1.865cm" svg:x="23.136cm" svg:y="17.935cm">
          <draw:image xlink:href="Pictures/100000000000021F0000021FC645662D.jpg" xlink:type="simple" xlink:show="embed" xlink:actuate="onLoad">
            <text:p text:style-name="P1"><text:span text:style-name="T5">2</text:span><text:span text:style-name="T6"> </text:span></text:p>
          </draw:image>
        </draw:frame>
        <draw:frame draw:style-name="gr58" draw:text-style-name="P7" draw:layer="layout" svg:width="1.699cm" svg:height="1.719cm" svg:x="26.401cm" svg:y="8.648cm">
          <draw:image xlink:href="Pictures/10000000000000A0000000A265565B48.jpg" xlink:type="simple" xlink:show="embed" xlink:actuate="onLoad">
            <text:p text:style-name="P1"><text:span text:style-name="T7">1 </text:span></text:p>
          </draw:image>
        </draw:frame>
        <draw:frame draw:style-name="gr8" draw:layer="layout" svg:width="1.171cm" svg:height="0.962cm" svg:x="30cm" svg:y="0cm">
          <draw:text-box>
            <text:p>s3</text:p>
          </draw:text-box>
        </draw:frame>
        <draw:custom-shape draw:style-name="gr2" draw:text-style-name="P4" draw:layer="layout" svg:width="5.2cm" svg:height="3.314cm" svg:x="23cm" svg:y="2.4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5.2cm" svg:height="3.314cm" svg:x="23cm" svg:y="7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5.2cm" svg:height="3.314cm" svg:x="23cm" svg:y="11.8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5.2cm" svg:height="3.314cm" svg:x="23cm" svg:y="16.4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5cm" svg:height="15cm" svg:x="7.5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5.5cm" svg:height="3.314cm" svg:x="1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5.5cm" svg:height="3.314cm" svg:x="1.5cm" svg:y="7.1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5.5cm" svg:height="3.314cm" svg:x="1.5cm" svg:y="11.8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5.5cm" svg:height="3.314cm" svg:x="1.5cm" svg:y="1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14.163cm" svg:height="13.613cm" svg:x="7.929cm" svg:y="5.16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3">
              <table:table-cell>
                <text:p text:style-name="P4">0+2</text:p>
              </table:table-cell>
              <table:table-cell table:style-name="ce4">
                <text:p text:style-name="P1"><text:span text:style-name="T1">2+1+1</text:span></text:p>
              </table:table-cell>
              <table:table-cell>
                <text:p text:style-name="P4"><text:span text:style-name="T2">2+2</text:span></text:p>
              </table:table-cell>
            </table:table-row>
            <table:table-row table:style-name="ro3">
              <table:table-cell table:style-name="ce3">
                <text:p text:style-name="P4"><text:span text:style-name="T1">1+2+1</text:span></text:p>
              </table:table-cell>
              <table:table-cell table:style-name="ce4">
                <text:p text:style-name="P4">2+1</text:p>
              </table:table-cell>
              <table:table-cell table:style-name="ce5">
                <text:p text:style-name="P4">0+1</text:p>
              </table:table-cell>
            </table:table-row>
            <table:table-row table:style-name="ro3">
              <table:table-cell table:style-name="ce3">
                <text:p text:style-name="P4">1+2</text:p>
              </table:table-cell>
              <table:table-cell table:style-name="ce4">
                <text:p text:style-name="P4">1+1</text:p>
              </table:table-cell>
              <table:table-cell table:style-name="ce5">
                <text:p text:style-name="P4"><text:span text:style-name="T1">1+1+1</text:span></text:p>
              </table:table-cell>
            </table:table-row>
          </table:table>
          <draw:image xlink:href="Pictures/TablePreview9.svm" xlink:type="simple" xlink:show="embed" xlink:actuate="onLoad"/>
        </draw:frame>
        <draw:custom-shape draw:style-name="gr2" draw:text-style-name="P3" draw:layer="layout" svg:width="8cm" svg:height="2cm" svg:x="10.8cm" svg:y="1cm">
          <text:p text:style-name="P1"><text:span text:style-name="T3">KAZOMAT <text:s/>C.9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5" draw:text-style-name="P1" draw:layer="layout" svg:width="1.5cm" svg:height="1.5cm" svg:x="27.114cm" svg:y="1.9cm">
              <text:p/>
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</draw:custom-shape>
            <draw:frame draw:style-name="gr3" draw:text-style-name="P1" draw:layer="layout" svg:width="1.489cm" svg:height="1.617cm" svg:x="27.025cm" svg:y="6.6cm">
              <draw:image xlink:href="Pictures/10000201000001140000012C76D41E36.png" xlink:type="simple" xlink:show="embed" xlink:actuate="onLoad">
                <text:p/>
              </draw:image>
            </draw:frame>
            <draw:frame draw:style-name="gr3" draw:text-style-name="P1" draw:layer="layout" svg:width="2cm" svg:height="1cm" svg:x="26.7cm" svg:y="11.201cm">
              <draw:image xlink:href="Pictures/100002010000012C00000096CF400556.png" xlink:type="simple" xlink:show="embed" xlink:actuate="onLoad">
                <text:p/>
              </draw:image>
            </draw:frame>
          </draw:g>
          <draw:g>
            <draw:frame draw:style-name="gr3" draw:text-style-name="P1" draw:layer="layout" svg:width="1.63cm" svg:height="1.641cm" svg:x="1.1cm" svg:y="6.5cm">
              <draw:image xlink:href="Pictures/100002010000012A0000012C2B2303EC.png" xlink:type="simple" xlink:show="embed" xlink:actuate="onLoad">
                <text:p/>
              </draw:image>
            </draw:frame>
            <draw:frame draw:style-name="gr3" draw:text-style-name="P1" draw:layer="layout" svg:width="1.442cm" svg:height="1.54cm" svg:x="1.1cm" svg:y="10.96cm">
              <draw:image xlink:href="Pictures/10000201000001190000012CD610D67C.png" xlink:type="simple" xlink:show="embed" xlink:actuate="onLoad">
                <text:p/>
              </draw:image>
            </draw:frame>
            <draw:frame draw:style-name="gr4" draw:text-style-name="P1" draw:layer="layout" svg:width="2cm" svg:height="1.221cm" svg:x="1.1cm" svg:y="15.779cm">
              <draw:image xlink:href="Pictures/100002010000012C000000B7616863A2.png" xlink:type="simple" xlink:show="embed" xlink:actuate="onLoad">
                <text:p/>
              </draw:image>
            </draw:frame>
            <draw:frame draw:style-name="gr3" draw:text-style-name="P1" draw:layer="layout" svg:width="1.5cm" svg:height="1.505cm" svg:x="1cm" svg:y="1.996cm">
              <draw:image xlink:href="Pictures/100002010000012B0000012C25093A87.png" xlink:type="simple" xlink:show="embed" xlink:actuate="onLoad">
                <text:p/>
              </draw:image>
            </draw:frame>
          </draw:g>
        </draw:g>
        <draw:frame draw:style-name="gr58" draw:text-style-name="P6" draw:layer="layout" svg:width="1.864cm" svg:height="1.865cm" svg:x="23.5cm" svg:y="12.5cm">
          <draw:image xlink:href="Pictures/100000000000021F0000021FC645662D.jpg" xlink:type="simple" xlink:show="embed" xlink:actuate="onLoad">
            <text:p text:style-name="P1"><text:span text:style-name="T5">2</text:span><text:span text:style-name="T6"> </text:span></text:p>
          </draw:image>
        </draw:frame>
        <draw:frame draw:style-name="gr58" draw:text-style-name="P7" draw:layer="layout" svg:width="1.699cm" svg:height="1.719cm" svg:x="4.9cm" svg:y="3.581cm">
          <draw:image xlink:href="Pictures/10000000000000A0000000A265565B48.jpg" xlink:type="simple" xlink:show="embed" xlink:actuate="onLoad">
            <text:p text:style-name="P1"><text:span text:style-name="T7">1 </text:span></text:p>
          </draw:image>
        </draw:frame>
        <draw:frame draw:style-name="gr58" draw:text-style-name="P6" draw:layer="layout" svg:width="1.864cm" svg:height="1.865cm" svg:x="2.443cm" svg:y="3.5cm">
          <draw:image xlink:href="Pictures/100000000000021F0000021FC645662D.jpg" xlink:type="simple" xlink:show="embed" xlink:actuate="onLoad">
            <text:p text:style-name="P1"><text:span text:style-name="T5">2</text:span><text:span text:style-name="T6"> </text:span></text:p>
          </draw:image>
        </draw:frame>
        <draw:frame draw:style-name="gr58" draw:text-style-name="P6" draw:layer="layout" svg:width="1.864cm" svg:height="1.865cm" svg:x="25.636cm" svg:y="3.4cm">
          <draw:image xlink:href="Pictures/100000000000021F0000021FC645662D.jpg" xlink:type="simple" xlink:show="embed" xlink:actuate="onLoad">
            <text:p text:style-name="P1"><text:span text:style-name="T5">2</text:span><text:span text:style-name="T6"> </text:span></text:p>
          </draw:image>
        </draw:frame>
        <draw:frame draw:style-name="gr58" draw:text-style-name="P6" draw:layer="layout" svg:width="1.864cm" svg:height="1.865cm" svg:x="25.636cm" svg:y="12.635cm">
          <draw:image xlink:href="Pictures/100000000000021F0000021FC645662D.jpg" xlink:type="simple" xlink:show="embed" xlink:actuate="onLoad">
            <text:p text:style-name="P1"><text:span text:style-name="T5">2</text:span><text:span text:style-name="T6"> </text:span></text:p>
          </draw:image>
        </draw:frame>
        <draw:frame draw:style-name="gr58" draw:text-style-name="P6" draw:layer="layout" svg:width="1.864cm" svg:height="1.865cm" svg:x="24.8cm" svg:y="7.353cm">
          <draw:image xlink:href="Pictures/100000000000021F0000021FC645662D.jpg" xlink:type="simple" xlink:show="embed" xlink:actuate="onLoad">
            <text:p text:style-name="P1"><text:span text:style-name="T5">2</text:span><text:span text:style-name="T6"> </text:span></text:p>
          </draw:image>
        </draw:frame>
        <draw:frame draw:style-name="gr58" draw:text-style-name="P7" draw:layer="layout" svg:width="1.699cm" svg:height="1.719cm" svg:x="2.301cm" svg:y="17.5cm">
          <draw:image xlink:href="Pictures/10000000000000A0000000A265565B48.jpg" xlink:type="simple" xlink:show="embed" xlink:actuate="onLoad">
            <text:p text:style-name="P1"><text:span text:style-name="T7">1 </text:span></text:p>
          </draw:image>
        </draw:frame>
        <draw:frame draw:style-name="gr58" draw:text-style-name="P7" draw:layer="layout" svg:width="1.699cm" svg:height="1.719cm" svg:x="4.5cm" svg:y="8cm">
          <draw:image xlink:href="Pictures/10000000000000A0000000A265565B48.jpg" xlink:type="simple" xlink:show="embed" xlink:actuate="onLoad">
            <text:p text:style-name="P1"><text:span text:style-name="T7">1 </text:span></text:p>
          </draw:image>
        </draw:frame>
        <draw:frame draw:style-name="gr58" draw:text-style-name="P7" draw:layer="layout" svg:width="1.699cm" svg:height="1.719cm" svg:x="4.5cm" svg:y="17.5cm">
          <draw:image xlink:href="Pictures/10000000000000A0000000A265565B48.jpg" xlink:type="simple" xlink:show="embed" xlink:actuate="onLoad">
            <text:p text:style-name="P1"><text:span text:style-name="T7">1 </text:span></text:p>
          </draw:image>
        </draw:frame>
        <draw:frame draw:style-name="gr58" draw:text-style-name="P7" draw:layer="layout" svg:width="1.699cm" svg:height="1.719cm" svg:x="23.101cm" svg:y="8.5cm">
          <draw:image xlink:href="Pictures/10000000000000A0000000A265565B48.jpg" xlink:type="simple" xlink:show="embed" xlink:actuate="onLoad">
            <text:p text:style-name="P1"><text:span text:style-name="T7">1 </text:span></text:p>
          </draw:image>
        </draw:frame>
        <draw:frame draw:style-name="gr58" draw:text-style-name="P7" draw:layer="layout" svg:width="1.699cm" svg:height="1.719cm" svg:x="1.701cm" svg:y="13.181cm">
          <draw:image xlink:href="Pictures/10000000000000A0000000A265565B48.jpg" xlink:type="simple" xlink:show="embed" xlink:actuate="onLoad">
            <text:p text:style-name="P1"><text:span text:style-name="T7">1 </text:span></text:p>
          </draw:image>
        </draw:frame>
        <draw:frame draw:style-name="gr58" draw:text-style-name="P7" draw:layer="layout" svg:width="1.699cm" svg:height="1.719cm" svg:x="24.6cm" svg:y="16.635cm">
          <draw:image xlink:href="Pictures/10000000000000A0000000A265565B48.jpg" xlink:type="simple" xlink:show="embed" xlink:actuate="onLoad">
            <text:p text:style-name="P1"><text:span text:style-name="T7">1 </text:span></text:p>
          </draw:image>
        </draw:frame>
        <draw:frame draw:style-name="gr58" draw:text-style-name="P7" draw:layer="layout" svg:width="1.699cm" svg:height="1.719cm" svg:x="5cm" svg:y="13.228cm">
          <draw:image xlink:href="Pictures/10000000000000A0000000A265565B48.jpg" xlink:type="simple" xlink:show="embed" xlink:actuate="onLoad">
            <text:p text:style-name="P1"><text:span text:style-name="T7">1 </text:span></text:p>
          </draw:image>
        </draw:frame>
        <draw:frame draw:style-name="gr58" draw:text-style-name="P6" draw:layer="layout" svg:width="1.864cm" svg:height="1.865cm" svg:x="32.835cm" svg:y="1.135cm">
          <draw:image xlink:href="Pictures/100000000000021F0000021FC645662D.jpg" xlink:type="simple" xlink:show="embed" xlink:actuate="onLoad">
            <text:p text:style-name="P1"><text:span text:style-name="T5">2</text:span><text:span text:style-name="T6"> </text:span></text:p>
          </draw:image>
        </draw:frame>
        <draw:frame draw:style-name="gr58" draw:text-style-name="P7" draw:layer="layout" svg:width="1.699cm" svg:height="1.719cm" svg:x="30.5cm" svg:y="1.281cm">
          <draw:image xlink:href="Pictures/10000000000000A0000000A265565B48.jpg" xlink:type="simple" xlink:show="embed" xlink:actuate="onLoad">
            <text:p text:style-name="P1"><text:span text:style-name="T7">1 </text:span></text:p>
          </draw:image>
        </draw:frame>
        <draw:frame draw:style-name="gr58" draw:text-style-name="P7" draw:layer="layout" svg:width="1.699cm" svg:height="1.719cm" svg:x="3.401cm" svg:y="12.081cm">
          <draw:image xlink:href="Pictures/10000000000000A0000000A265565B48.jpg" xlink:type="simple" xlink:show="embed" xlink:actuate="onLoad">
            <text:p text:style-name="P1"><text:span text:style-name="T7">1 </text:span></text:p>
          </draw:image>
        </draw:frame>
        <draw:frame draw:style-name="gr58" draw:text-style-name="P7" draw:layer="layout" svg:width="1.699cm" svg:height="1.719cm" svg:x="26.199cm" svg:y="17.916cm">
          <draw:image xlink:href="Pictures/10000000000000A0000000A265565B48.jpg" xlink:type="simple" xlink:show="embed" xlink:actuate="onLoad">
            <text:p text:style-name="P1"><text:span text:style-name="T7">1 </text:span></text:p>
          </draw:image>
        </draw:frame>
      </draw:page>
      <draw:page draw:name="page10" draw:style-name="dp1" draw:master-page-name="Standard">
        <draw:frame draw:style-name="gr8" draw:layer="layout" svg:width="1.171cm" svg:height="0.962cm" svg:x="30cm" svg:y="0cm">
          <draw:text-box>
            <text:p>s5</text:p>
          </draw:text-box>
        </draw:frame>
        <draw:custom-shape draw:style-name="gr2" draw:text-style-name="P4" draw:layer="layout" svg:width="5.2cm" svg:height="3.314cm" svg:x="23cm" svg:y="2.486cm">
          <text:p text:style-name="P4">2+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5.2cm" svg:height="3.314cm" svg:x="23cm" svg:y="7.153cm">
          <text:p text:style-name="P4"><text:span text:style-name="T2">1+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5.2cm" svg:height="3.314cm" svg:x="23cm" svg:y="11.819cm">
          <text:p text:style-name="P4">1+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5.2cm" svg:height="3.314cm" svg:x="23cm" svg:y="16.486cm">
          <text:p text:style-name="P4"><text:span text:style-name="T1">1+2+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5cm" svg:height="15cm" svg:x="7.5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5.5cm" svg:height="3.314cm" svg:x="1.5cm" svg:y="2.5cm">
          <text:p text:style-name="P4">0+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5.5cm" svg:height="3.314cm" svg:x="1.5cm" svg:y="7.167cm">
          <text:p text:style-name="P4"><text:span text:style-name="T2">2+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5.5cm" svg:height="3.314cm" svg:x="1.5cm" svg:y="11.833cm">
          <text:p text:style-name="P4"><text:span text:style-name="T1">1+1+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5.5cm" svg:height="3.314cm" svg:x="1.5cm" svg:y="16.5cm">
          <text:p text:style-name="P4">0+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14.163cm" svg:height="13.613cm" svg:x="7.929cm" svg:y="5.16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3">
              <table:table-cell/>
              <table:table-cell table:style-name="ce4"/>
              <table:table-cell/>
            </table:table-row>
            <table:table-row table:style-name="ro3">
              <table:table-cell table:style-name="ce3"/>
              <table:table-cell table:style-name="ce4"/>
              <table:table-cell table:style-name="ce5"/>
            </table:table-row>
            <table:table-row table:style-name="ro3">
              <table:table-cell table:style-name="ce3"/>
              <table:table-cell table:style-name="ce4"/>
              <table:table-cell table:style-name="ce5"/>
            </table:table-row>
          </table:table>
          <draw:image xlink:href="Pictures/TablePreview10.svm" xlink:type="simple" xlink:show="embed" xlink:actuate="onLoad"/>
        </draw:frame>
        <draw:custom-shape draw:style-name="gr2" draw:text-style-name="P3" draw:layer="layout" svg:width="8cm" svg:height="2cm" svg:x="10.8cm" svg:y="1cm">
          <text:p text:style-name="P1"><text:span text:style-name="T3">KAZOMAT <text:s/>C.10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5" draw:text-style-name="P1" draw:layer="layout" svg:width="1.5cm" svg:height="1.5cm" svg:x="27.114cm" svg:y="1.9cm">
              <text:p/>
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</draw:custom-shape>
            <draw:frame draw:style-name="gr3" draw:text-style-name="P1" draw:layer="layout" svg:width="1.489cm" svg:height="1.617cm" svg:x="27.025cm" svg:y="6.6cm">
              <draw:image xlink:href="Pictures/10000201000001140000012C76D41E36.png" xlink:type="simple" xlink:show="embed" xlink:actuate="onLoad">
                <text:p/>
              </draw:image>
            </draw:frame>
            <draw:frame draw:style-name="gr3" draw:text-style-name="P1" draw:layer="layout" svg:width="2cm" svg:height="1cm" svg:x="26.7cm" svg:y="11.201cm">
              <draw:image xlink:href="Pictures/100002010000012C00000096CF400556.png" xlink:type="simple" xlink:show="embed" xlink:actuate="onLoad">
                <text:p/>
              </draw:image>
            </draw:frame>
          </draw:g>
          <draw:g>
            <draw:frame draw:style-name="gr3" draw:text-style-name="P1" draw:layer="layout" svg:width="1.63cm" svg:height="1.641cm" svg:x="1.1cm" svg:y="6.5cm">
              <draw:image xlink:href="Pictures/100002010000012A0000012C2B2303EC.png" xlink:type="simple" xlink:show="embed" xlink:actuate="onLoad">
                <text:p/>
              </draw:image>
            </draw:frame>
            <draw:frame draw:style-name="gr3" draw:text-style-name="P1" draw:layer="layout" svg:width="1.442cm" svg:height="1.54cm" svg:x="1.1cm" svg:y="10.96cm">
              <draw:image xlink:href="Pictures/10000201000001190000012CD610D67C.png" xlink:type="simple" xlink:show="embed" xlink:actuate="onLoad">
                <text:p/>
              </draw:image>
            </draw:frame>
            <draw:frame draw:style-name="gr4" draw:text-style-name="P1" draw:layer="layout" svg:width="2cm" svg:height="1.221cm" svg:x="1.1cm" svg:y="15.779cm">
              <draw:image xlink:href="Pictures/100002010000012C000000B7616863A2.png" xlink:type="simple" xlink:show="embed" xlink:actuate="onLoad">
                <text:p/>
              </draw:image>
            </draw:frame>
            <draw:frame draw:style-name="gr3" draw:text-style-name="P1" draw:layer="layout" svg:width="1.5cm" svg:height="1.505cm" svg:x="1cm" svg:y="1.996cm">
              <draw:image xlink:href="Pictures/100002010000012B0000012C25093A87.png" xlink:type="simple" xlink:show="embed" xlink:actuate="onLoad">
                <text:p/>
              </draw:image>
            </draw:frame>
          </draw:g>
        </draw:g>
        <draw:frame draw:style-name="gr58" draw:text-style-name="P6" draw:layer="layout" svg:width="1.864cm" svg:height="1.865cm" svg:x="17.699cm" svg:y="15cm">
          <draw:image xlink:href="Pictures/100000000000021F0000021FC645662D.jpg" xlink:type="simple" xlink:show="embed" xlink:actuate="onLoad">
            <text:p text:style-name="P1"><text:span text:style-name="T5">2</text:span><text:span text:style-name="T6"> </text:span></text:p>
          </draw:image>
        </draw:frame>
        <draw:frame draw:style-name="gr58" draw:text-style-name="P7" draw:layer="layout" svg:width="1.699cm" svg:height="1.719cm" svg:x="15.157cm" svg:y="6.081cm">
          <draw:image xlink:href="Pictures/10000000000000A0000000A265565B48.jpg" xlink:type="simple" xlink:show="embed" xlink:actuate="onLoad">
            <text:p text:style-name="P1"><text:span text:style-name="T7">1 </text:span></text:p>
          </draw:image>
        </draw:frame>
        <draw:frame draw:style-name="gr58" draw:text-style-name="P6" draw:layer="layout" svg:width="1.864cm" svg:height="1.865cm" svg:x="13cm" svg:y="6cm">
          <draw:image xlink:href="Pictures/100000000000021F0000021FC645662D.jpg" xlink:type="simple" xlink:show="embed" xlink:actuate="onLoad">
            <text:p text:style-name="P1"><text:span text:style-name="T5">2</text:span><text:span text:style-name="T6"> </text:span></text:p>
          </draw:image>
        </draw:frame>
        <draw:frame draw:style-name="gr58" draw:text-style-name="P6" draw:layer="layout" svg:width="1.864cm" svg:height="1.865cm" svg:x="9.5cm" svg:y="6.5cm">
          <draw:image xlink:href="Pictures/100000000000021F0000021FC645662D.jpg" xlink:type="simple" xlink:show="embed" xlink:actuate="onLoad">
            <text:p text:style-name="P1"><text:span text:style-name="T5">2</text:span><text:span text:style-name="T6"> </text:span></text:p>
          </draw:image>
        </draw:frame>
        <draw:frame draw:style-name="gr58" draw:text-style-name="P6" draw:layer="layout" svg:width="1.864cm" svg:height="1.865cm" svg:x="19.636cm" svg:y="15.935cm">
          <draw:image xlink:href="Pictures/100000000000021F0000021FC645662D.jpg" xlink:type="simple" xlink:show="embed" xlink:actuate="onLoad">
            <text:p text:style-name="P1"><text:span text:style-name="T5">2</text:span><text:span text:style-name="T6"> </text:span></text:p>
          </draw:image>
        </draw:frame>
        <draw:frame draw:style-name="gr58" draw:text-style-name="P7" draw:layer="layout" svg:width="1.699cm" svg:height="1.719cm" svg:x="18cm" svg:y="6.281cm">
          <draw:image xlink:href="Pictures/10000000000000A0000000A265565B48.jpg" xlink:type="simple" xlink:show="embed" xlink:actuate="onLoad">
            <text:p text:style-name="P1"><text:span text:style-name="T7">1 </text:span></text:p>
          </draw:image>
        </draw:frame>
        <draw:frame draw:style-name="gr58" draw:text-style-name="P7" draw:layer="layout" svg:width="1.699cm" svg:height="1.719cm" svg:x="14.301cm" svg:y="11cm">
          <draw:image xlink:href="Pictures/10000000000000A0000000A265565B48.jpg" xlink:type="simple" xlink:show="embed" xlink:actuate="onLoad">
            <text:p text:style-name="P1"><text:span text:style-name="T7">1 </text:span></text:p>
          </draw:image>
        </draw:frame>
        <draw:frame draw:style-name="gr58" draw:text-style-name="P7" draw:layer="layout" svg:width="1.699cm" svg:height="1.719cm" svg:x="20cm" svg:y="7cm">
          <draw:image xlink:href="Pictures/10000000000000A0000000A265565B48.jpg" xlink:type="simple" xlink:show="embed" xlink:actuate="onLoad">
            <text:p text:style-name="P1"><text:span text:style-name="T7">1 </text:span></text:p>
          </draw:image>
        </draw:frame>
        <draw:frame draw:style-name="gr58" draw:text-style-name="P7" draw:layer="layout" svg:width="1.699cm" svg:height="1.719cm" svg:x="12.803cm" svg:y="16.419cm">
          <draw:image xlink:href="Pictures/10000000000000A0000000A265565B48.jpg" xlink:type="simple" xlink:show="embed" xlink:actuate="onLoad">
            <text:p text:style-name="P1"><text:span text:style-name="T7">1 </text:span></text:p>
          </draw:image>
        </draw:frame>
        <draw:frame draw:style-name="gr58" draw:text-style-name="P7" draw:layer="layout" svg:width="1.699cm" svg:height="1.719cm" svg:x="15.101cm" svg:y="16.547cm">
          <draw:image xlink:href="Pictures/10000000000000A0000000A265565B48.jpg" xlink:type="simple" xlink:show="embed" xlink:actuate="onLoad">
            <text:p text:style-name="P1"><text:span text:style-name="T7">1 </text:span></text:p>
          </draw:image>
        </draw:frame>
        <draw:frame draw:style-name="gr58" draw:text-style-name="P6" draw:layer="layout" svg:width="1.864cm" svg:height="1.865cm" svg:x="10.136cm" svg:y="16.135cm">
          <draw:image xlink:href="Pictures/100000000000021F0000021FC645662D.jpg" xlink:type="simple" xlink:show="embed" xlink:actuate="onLoad">
            <text:p text:style-name="P1"><text:span text:style-name="T5">2</text:span><text:span text:style-name="T6"> </text:span></text:p>
          </draw:image>
        </draw:frame>
        <draw:frame draw:style-name="gr58" draw:text-style-name="P7" draw:layer="layout" svg:width="1.699cm" svg:height="1.719cm" svg:x="8.301cm" svg:y="14.781cm">
          <draw:image xlink:href="Pictures/10000000000000A0000000A265565B48.jpg" xlink:type="simple" xlink:show="embed" xlink:actuate="onLoad">
            <text:p text:style-name="P1"><text:span text:style-name="T7">1 </text:span></text:p>
          </draw:image>
        </draw:frame>
        <draw:frame draw:style-name="gr58" draw:text-style-name="P7" draw:layer="layout" svg:width="1.699cm" svg:height="1.719cm" svg:x="14.002cm" svg:y="14.5cm">
          <draw:image xlink:href="Pictures/10000000000000A0000000A265565B48.jpg" xlink:type="simple" xlink:show="embed" xlink:actuate="onLoad">
            <text:p text:style-name="P1"><text:span text:style-name="T7">1 </text:span></text:p>
          </draw:image>
        </draw:frame>
        <draw:frame draw:style-name="gr58" draw:text-style-name="P6" draw:layer="layout" svg:width="1.864cm" svg:height="1.865cm" svg:x="8.138cm" svg:y="10.135cm">
          <draw:image xlink:href="Pictures/100000000000021F0000021FC645662D.jpg" xlink:type="simple" xlink:show="embed" xlink:actuate="onLoad">
            <text:p text:style-name="P1"><text:span text:style-name="T5">2</text:span><text:span text:style-name="T6"> </text:span></text:p>
          </draw:image>
        </draw:frame>
        <draw:frame draw:style-name="gr58" draw:text-style-name="P7" draw:layer="layout" svg:width="1.699cm" svg:height="1.719cm" svg:x="10.801cm" svg:y="10.216cm">
          <draw:image xlink:href="Pictures/10000000000000A0000000A265565B48.jpg" xlink:type="simple" xlink:show="embed" xlink:actuate="onLoad">
            <text:p text:style-name="P1"><text:span text:style-name="T7">1 </text:span></text:p>
          </draw:image>
        </draw:frame>
        <draw:frame draw:style-name="gr58" draw:text-style-name="P7" draw:layer="layout" svg:width="1.699cm" svg:height="1.719cm" svg:x="19.9cm" svg:y="11.728cm">
          <draw:image xlink:href="Pictures/10000000000000A0000000A265565B48.jpg" xlink:type="simple" xlink:show="embed" xlink:actuate="onLoad">
            <text:p text:style-name="P1"><text:span text:style-name="T7">1 </text:span></text:p>
          </draw:image>
        </draw:frame>
        <draw:frame draw:style-name="gr58" draw:text-style-name="P6" draw:layer="layout" svg:width="1.864cm" svg:height="1.865cm" svg:x="18.699cm" svg:y="10cm">
          <draw:image xlink:href="Pictures/100000000000021F0000021FC645662D.jpg" xlink:type="simple" xlink:show="embed" xlink:actuate="onLoad">
            <text:p text:style-name="P1"><text:span text:style-name="T5">2</text:span><text:span text:style-name="T6"> </text:span></text:p>
          </draw:image>
        </draw:frame>
        <draw:frame draw:style-name="gr58" draw:text-style-name="P7" draw:layer="layout" svg:width="1.699cm" svg:height="1.719cm" svg:x="17.5cm" svg:y="11.947cm">
          <draw:image xlink:href="Pictures/10000000000000A0000000A265565B48.jpg" xlink:type="simple" xlink:show="embed" xlink:actuate="onLoad">
            <text:p text:style-name="P1"><text:span text:style-name="T7">1 </text:span></text:p>
          </draw:image>
        </draw:frame>
        <draw:frame draw:style-name="gr58" draw:text-style-name="P6" draw:layer="layout" svg:width="1.864cm" svg:height="1.865cm" svg:x="9.536cm" svg:y="12.035cm">
          <draw:image xlink:href="Pictures/100000000000021F0000021FC645662D.jpg" xlink:type="simple" xlink:show="embed" xlink:actuate="onLoad">
            <text:p text:style-name="P1"><text:span text:style-name="T5">2</text:span><text:span text:style-name="T6"> </text:span></text:p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Metal" xlink:href="Pictures/100000000000005E0000005EB30A7831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7-01T16:11:09</meta:creation-date>
    <dc:date>2012-08-26T23:24:35</dc:date>
    <meta:editing-duration>P1DT46M54S</meta:editing-duration>
    <meta:editing-cycles>114</meta:editing-cycles>
    <meta:generator>LibreOffice/3.3$Linux LibreOffice_project/330m19$Build-401</meta:generator>
    <meta:print-date>2012-08-06T20:09:53</meta:print-date>
    <meta:document-statistic meta:object-count="680"/>
  </office:meta>
</office:document-meta>
</file>